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85cm"/>
    </style:style>
    <style:style style:name="co3" style:family="table-column">
      <style:table-column-properties fo:break-before="auto" style:column-width="3.766cm"/>
    </style:style>
    <style:style style:name="co4" style:family="table-column">
      <style:table-column-properties fo:break-before="auto" style:column-width="5.673cm"/>
    </style:style>
    <style:style style:name="co5" style:family="table-column">
      <style:table-column-properties fo:break-before="auto" style:column-width="4.639cm"/>
    </style:style>
    <style:style style:name="co6" style:family="table-column">
      <style:table-column-properties fo:break-before="auto" style:column-width="3.658cm"/>
    </style:style>
    <style:style style:name="co7" style:family="table-column">
      <style:table-column-properties fo:break-before="auto" style:column-width="3.468cm"/>
    </style:style>
    <style:style style:name="co8" style:family="table-column">
      <style:table-column-properties fo:break-before="auto" style:column-width="4.235cm"/>
    </style:style>
    <style:style style:name="co9" style:family="table-column">
      <style:table-column-properties fo:break-before="auto" style:column-width="2.674cm"/>
    </style:style>
    <style:style style:name="co10" style:family="table-column">
      <style:table-column-properties fo:break-before="auto" style:column-width="3.937cm"/>
    </style:style>
    <style:style style:name="co11" style:family="table-column">
      <style:table-column-properties fo:break-before="auto" style:column-width="2.74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36cm" fo:break-before="auto" style:use-optimal-row-height="true"/>
    </style:style>
    <style:style style:name="ro3" style:family="table-row">
      <style:table-row-properties style:row-height="1.1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ffff00"/>
      <style:text-properties fo:color="#000000"/>
    </style:style>
    <style:style style:name="ce8" style:family="table-cell" style:parent-style-name="Default">
      <style:table-cell-properties fo:background-color="transparent"/>
      <style:text-properties fo:color="#000000"/>
    </style:style>
    <style:style style:name="ce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style:text-outline="false" style:text-line-through-style="none" style:text-line-through-type="none" style:font-name="Liberation Serif" fo:font-size="10pt" fo:language="pt" fo:country="BR" fo:font-style="normal" fo:text-shadow="none" style:text-underline-style="none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name-complex="DejaVu Sans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00" fo:wrap-option="wrap"/>
      <style:text-properties fo:color="#000000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0000"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9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cidade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table:style-name="Default" office:value-type="string" calcext:value-type="string">
            <text:p>Populacao estimada 2025 (IBGE)</text:p>
          </table:table-cell>
          <table:table-cell table:style-name="Default" office:value-type="string" calcext:value-type="string">
            <text:p>PIB per capita (2021 IBGE)</text:p>
          </table:table-cell>
          <table:table-cell office:value-type="string" calcext:value-type="string">
            <text:p>Indice Populacao</text:p>
          </table:table-cell>
          <table:table-cell office:value-type="string" calcext:value-type="string">
            <text:p>Indice Renda</text:p>
          </table:table-cell>
          <table:table-cell office:value-type="string" calcext:value-type="string">
            <text:p>indice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Sao Luis</text:p>
          </table:table-cell>
          <table:table-cell office:value-type="string" calcext:value-type="string">
            <text:p>-2.526626517665973</text:p>
          </table:table-cell>
          <table:table-cell office:value-type="string" calcext:value-type="string">
            <text:p>-44.267609657552015</text:p>
          </table:table-cell>
          <table:table-cell office:value-type="float" office:value="1089215" calcext:value-type="float">
            <text:p>1089215</text:p>
          </table:table-cell>
          <table:table-cell office:value-type="float" office:value="32739.65" calcext:value-type="float">
            <text:p>32739,65</text:p>
          </table:table-cell>
          <table:table-cell table:formula="of:=([.F2]-[.$F$9])/([.$F$4]-[.$F$9])" office:value-type="float" office:value="0.235312451381248" calcext:value-type="float">
            <text:p>0,235312451381248</text:p>
          </table:table-cell>
          <table:table-cell table:formula="of:=([.G2]-[.$G$10])/([.$G$7]-[.$G$10])" office:value-type="float" office:value="0.968852270442234" calcext:value-type="float">
            <text:p>0,968852270442234</text:p>
          </table:table-cell>
          <table:table-cell table:formula="of:=[.H2]*0.5 +[.I2]*0.5" office:value-type="float" office:value="0.602082360911741" calcext:value-type="float">
            <text:p>0,6020823609117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-5.074228478234961</text:p>
          </table:table-cell>
          <table:table-cell office:value-type="string" calcext:value-type="string">
            <text:p>-42.79671852889434</text:p>
          </table:table-cell>
          <table:table-cell office:value-type="float" office:value="905692" calcext:value-type="float">
            <text:p>905692</text:p>
          </table:table-cell>
          <table:table-cell office:value-type="float" office:value="27430.28" calcext:value-type="float">
            <text:p>27430,28</text:p>
          </table:table-cell>
          <table:table-cell table:formula="of:=([.F3]-[.$F$9])/([.$F$4]-[.$F$9])" office:value-type="float" office:value="0.141079745793563" calcext:value-type="float">
            <text:p>0,141079745793563</text:p>
          </table:table-cell>
          <table:table-cell table:formula="of:=([.G3]-[.$G$10])/([.$G$7]-[.$G$10])" office:value-type="float" office:value="0.502639987847187" calcext:value-type="float">
            <text:p>0,502639987847187</text:p>
          </table:table-cell>
          <table:table-cell table:formula="of:=[.H3]*0.5 +[.I3]*0.5" office:value-type="float" office:value="0.321859866820375" calcext:value-type="float">
            <text:p>0,3218598668203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Fortaleza </text:p>
          </table:table-cell>
          <table:table-cell office:value-type="string" calcext:value-type="string">
            <text:p>-3.7436264729350426</text:p>
          </table:table-cell>
          <table:table-cell office:value-type="string" calcext:value-type="string">
            <text:p>-38.571479119278145</text:p>
          </table:table-cell>
          <table:table-cell table:style-name="ce3" office:value-type="float" office:value="2578483" calcext:value-type="float">
            <text:p>2578483</text:p>
          </table:table-cell>
          <table:table-cell office:value-type="float" office:value="27164.45" calcext:value-type="float">
            <text:p>27164,45</text:p>
          </table:table-cell>
          <table:table-cell table:formula="of:=([.F4]-[.$F$9])/([.$F$4]-[.$F$9])" office:value-type="float" office:value="1" calcext:value-type="float">
            <text:p>1</text:p>
          </table:table-cell>
          <table:table-cell table:formula="of:=([.G4]-[.$G$10])/([.$G$7]-[.$G$10])" office:value-type="float" office:value="0.479297630640543" calcext:value-type="float">
            <text:p>0,479297630640543</text:p>
          </table:table-cell>
          <table:table-cell table:formula="of:=[.H4]*0.5 +[.I4]*0.5" office:value-type="float" office:value="0.739648815320271" calcext:value-type="float">
            <text:p>0,7396488153202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-5.787136037295357</text:p>
          </table:table-cell>
          <table:table-cell office:value-type="string" calcext:value-type="string">
            <text:p><text:s/>-35.20003832470516</text:p>
          </table:table-cell>
          <table:table-cell office:value-type="float" office:value="784249" calcext:value-type="float">
            <text:p>784249</text:p>
          </table:table-cell>
          <table:table-cell office:value-type="float" office:value="26972.28" calcext:value-type="float">
            <text:p>26972,28</text:p>
          </table:table-cell>
          <table:table-cell table:formula="of:=([.F5]-[.$F$9])/([.$F$4]-[.$F$9])" office:value-type="float" office:value="0.0787229705409512" calcext:value-type="float">
            <text:p>0,0787229705409512</text:p>
          </table:table-cell>
          <table:table-cell table:formula="of:=([.G5]-[.$G$10])/([.$G$7]-[.$G$10])" office:value-type="float" office:value="0.462423309516513" calcext:value-type="float">
            <text:p>0,462423309516513</text:p>
          </table:table-cell>
          <table:table-cell table:formula="of:=[.H5]*0.5 +[.I5]*0.5" office:value-type="float" office:value="0.270573140028732" calcext:value-type="float">
            <text:p>0,2705731400287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-7.123095671831391</text:p>
          </table:table-cell>
          <table:table-cell office:value-type="string" calcext:value-type="string">
            <text:p>-34.85138837824526</text:p>
          </table:table-cell>
          <table:table-cell office:value-type="float" office:value="897633" calcext:value-type="float">
            <text:p>897633</text:p>
          </table:table-cell>
          <table:table-cell office:value-type="float" office:value="26936.78" calcext:value-type="float">
            <text:p>26936,78</text:p>
          </table:table-cell>
          <table:table-cell table:formula="of:=([.F6]-[.$F$9])/([.$F$4]-[.$F$9])" office:value-type="float" office:value="0.136941728355252" calcext:value-type="float">
            <text:p>0,136941728355252</text:p>
          </table:table-cell>
          <table:table-cell table:formula="of:=([.G6]-[.$G$10])/([.$G$7]-[.$G$10])" office:value-type="float" office:value="0.459306077899179" calcext:value-type="float">
            <text:p>0,459306077899179</text:p>
          </table:table-cell>
          <table:table-cell table:formula="of:=[.H6]*0.5 +[.I6]*0.5" office:value-type="float" office:value="0.298123903127216" calcext:value-type="float">
            <text:p>0,2981239031272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-8.057240475998656</text:p>
          </table:table-cell>
          <table:table-cell office:value-type="string" calcext:value-type="string">
            <text:p>-34.90709782591416</text:p>
          </table:table-cell>
          <table:table-cell office:value-type="float" office:value="1588376" calcext:value-type="float">
            <text:p>1588376</text:p>
          </table:table-cell>
          <table:table-cell table:style-name="ce3" office:value-type="float" office:value="33094.37" calcext:value-type="float">
            <text:p>33094,37</text:p>
          </table:table-cell>
          <table:table-cell table:formula="of:=([.F7]-[.$F$9])/([.$F$4]-[.$F$9])" office:value-type="float" office:value="0.491614340266314" calcext:value-type="float">
            <text:p>0,491614340266314</text:p>
          </table:table-cell>
          <table:table-cell table:formula="of:=([.G7]-[.$G$10])/([.$G$7]-[.$G$10])" office:value-type="float" office:value="1" calcext:value-type="float">
            <text:p>1</text:p>
          </table:table-cell>
          <table:table-cell table:formula="of:=[.H7]*0.5 +[.I7]*0.5" office:value-type="float" office:value="0.745807170133157" calcext:value-type="float">
            <text:p>0,74580717013315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Maceio</text:p>
          </table:table-cell>
          <table:table-cell office:value-type="string" calcext:value-type="string">
            <text:p>-9.65035689671642</text:p>
          </table:table-cell>
          <table:table-cell office:value-type="string" calcext:value-type="string">
            <text:p>-35.7276335771485</text:p>
          </table:table-cell>
          <table:table-cell office:value-type="float" office:value="994952" calcext:value-type="float">
            <text:p>994952</text:p>
          </table:table-cell>
          <table:table-cell office:value-type="float" office:value="26642.2" calcext:value-type="float">
            <text:p>26642,2</text:p>
          </table:table-cell>
          <table:table-cell table:formula="of:=([.F8]-[.$F$9])/([.$F$4]-[.$F$9])" office:value-type="float" office:value="0.186911664957683" calcext:value-type="float">
            <text:p>0,186911664957683</text:p>
          </table:table-cell>
          <table:table-cell table:formula="of:=([.G8]-[.$G$10])/([.$G$7]-[.$G$10])" office:value-type="float" office:value="0.433439202129201" calcext:value-type="float">
            <text:p>0,433439202129201</text:p>
          </table:table-cell>
          <table:table-cell table:formula="of:=[.H8]*0.5 +[.I8]*0.5" office:value-type="float" office:value="0.310175433543442" calcext:value-type="float">
            <text:p>0,3101754335434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Aracaju</text:p>
          </table:table-cell>
          <table:table-cell office:value-type="string" calcext:value-type="string">
            <text:p>-10.970969557872223</text:p>
          </table:table-cell>
          <table:table-cell office:value-type="string" calcext:value-type="string">
            <text:p>-37.08971885317177</text:p>
          </table:table-cell>
          <table:table-cell table:style-name="ce3" office:value-type="float" office:value="630932" calcext:value-type="float">
            <text:p>630932</text:p>
          </table:table-cell>
          <table:table-cell office:value-type="float" office:value="27364.4" calcext:value-type="float">
            <text:p>27364,4</text:p>
          </table:table-cell>
          <table:table-cell table:formula="of:=([.F9]-[.$F$9])/([.$F$4]-[.$F$9])" office:value-type="float" office:value="0" calcext:value-type="float">
            <text:p>0</text:p>
          </table:table-cell>
          <table:table-cell table:formula="of:=([.G9]-[.$G$10])/([.$G$7]-[.$G$10])" office:value-type="float" office:value="0.496855108440146" calcext:value-type="float">
            <text:p>0,496855108440146</text:p>
          </table:table-cell>
          <table:table-cell table:formula="of:=[.H9]*0.5 +[.I9]*0.5" office:value-type="float" office:value="0.248427554220073" calcext:value-type="float">
            <text:p>0,24842755422007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Salvador</text:p>
          </table:table-cell>
          <table:table-cell office:value-type="string" calcext:value-type="string">
            <text:p>-12.905865580626957</text:p>
          </table:table-cell>
          <table:table-cell office:value-type="string" calcext:value-type="string">
            <text:p>-38.43601018080678</text:p>
          </table:table-cell>
          <table:table-cell office:value-type="float" office:value="2564204" calcext:value-type="float">
            <text:p>2564204</text:p>
          </table:table-cell>
          <table:table-cell table:style-name="ce3" office:value-type="float" office:value="21706.06" calcext:value-type="float">
            <text:p>21706,06</text:p>
          </table:table-cell>
          <table:table-cell table:formula="of:=([.F10]-[.$F$9])/([.$F$4]-[.$F$9])" office:value-type="float" office:value="0.99266822794371" calcext:value-type="float">
            <text:p>0,99266822794371</text:p>
          </table:table-cell>
          <table:table-cell table:formula="of:=([.G10]-[.$G$10])/([.$G$7]-[.$G$10])" office:value-type="float" office:value="0" calcext:value-type="float">
            <text:p>0</text:p>
          </table:table-cell>
          <table:table-cell table:formula="of:=[.H10]*0.5 +[.I10]*0.5" office:value-type="float" office:value="0.496334113971855" calcext:value-type="float">
            <text:p>0,496334113971855</text:p>
          </table:table-cell>
        </table:table-row>
      </table:table>
      <table:table table:name="distanciaG9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Sao Luis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Fortaleza 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Maceio</text:p>
          </table:table-cell>
          <table:table-cell office:value-type="string" calcext:value-type="string">
            <text:p>Aracaju</text:p>
          </table:table-cell>
          <table:table-cell office:value-type="string" calcext:value-type="string">
            <text:p>Salvad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lvador</text:p>
          </table:table-cell>
          <table:table-cell office:value-type="float" office:value="1586" calcext:value-type="float">
            <text:p>1586</text:p>
          </table:table-cell>
          <table:table-cell office:value-type="float" office:value="1151" calcext:value-type="float">
            <text:p>1151</text:p>
          </table:table-cell>
          <table:table-cell office:value-type="float" office:value="1181" calcext:value-type="float">
            <text:p>1181</text:p>
          </table:table-cell>
          <table:table-cell office:value-type="float" office:value="1096" calcext:value-type="float">
            <text:p>1096</text:p>
          </table:table-cell>
          <table:table-cell office:value-type="float" office:value="925" calcext:value-type="float">
            <text:p>925</text:p>
          </table:table-cell>
          <table:table-cell office:value-type="float" office:value="811" calcext:value-type="float">
            <text:p>811</text:p>
          </table:table-cell>
          <table:table-cell office:value-type="float" office:value="587" calcext:value-type="float">
            <text:p>587</text:p>
          </table:table-cell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cife</text:p>
          </table:table-cell>
          <table:table-cell office:value-type="float" office:value="1563" calcext:value-type="float">
            <text:p>1563</text:p>
          </table:table-cell>
          <table:table-cell office:value-type="float" office:value="1126" calcext:value-type="float">
            <text:p>1126</text:p>
          </table:table-cell>
          <table:table-cell office:value-type="float" office:value="777" calcext:value-type="float">
            <text:p>777</text:p>
          </table:table-cell>
          <table:table-cell office:value-type="float" office:value="287" calcext:value-type="float">
            <text:p>287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500" calcext:value-type="float">
            <text:p>500</text:p>
          </table:table-cell>
          <table:table-cell office:value-type="float" office:value="806" calcext:value-type="float">
            <text:p>806</text:p>
          </table:table-cell>
        </table:table-row>
      </table:table>
      <table:table table:name="G52" table:style-name="ta1"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ce1"/>
        <table:table-column table:style-name="co1" table:default-cell-style-name="ce1"/>
        <table:table-column table:style-name="co1" table:number-columns-repeated="3" table:default-cell-style-name="ce5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cidade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table:style-name="Default" office:value-type="string" calcext:value-type="string">
            <text:p>Populacao estimada 2025 (IBGE)</text:p>
          </table:table-cell>
          <table:table-cell table:style-name="Default" office:value-type="string" calcext:value-type="string">
            <text:p>PIB per capita (2021 IBGE)</text:p>
          </table:table-cell>
          <table:table-cell table:style-name="Default" office:value-type="string" calcext:value-type="string">
            <text:p>Indice Populacao</text:p>
          </table:table-cell>
          <table:table-cell table:style-name="Default" office:value-type="string" calcext:value-type="string">
            <text:p>Indice Renda</text:p>
          </table:table-cell>
          <table:table-cell table:style-name="Default" office:value-type="string" calcext:value-type="string">
            <text:p>indiceI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MA</text:p>
          </table:table-cell>
          <table:table-cell table:style-name="ce5" office:value-type="string" calcext:value-type="string">
            <text:p>Sao Luis</text:p>
          </table:table-cell>
          <table:table-cell table:style-name="ce5" office:value-type="string" calcext:value-type="string">
            <text:p>-2.526626517665973</text:p>
          </table:table-cell>
          <table:table-cell table:style-name="ce5" office:value-type="string" calcext:value-type="string">
            <text:p>-44.267609657552015</text:p>
          </table:table-cell>
          <table:table-cell table:style-name="ce3" office:value-type="float" office:value="1089215" calcext:value-type="float">
            <text:p>1089215</text:p>
          </table:table-cell>
          <table:table-cell table:style-name="ce3" office:value-type="float" office:value="32739.65" calcext:value-type="float">
            <text:p>32739,65</text:p>
          </table:table-cell>
          <table:table-cell table:formula="of:=([.F2]-[.$F$11])/([.$F$16]-[.$F$11])" office:value-type="float" office:value="0.415996693465595" calcext:value-type="float">
            <text:p>0,415996693465595</text:p>
          </table:table-cell>
          <table:table-cell table:formula="of:=([.G2]-[.$G$20])/([.$G$4]-[.$G$20])" office:value-type="float" office:value="0.38525885888719" calcext:value-type="float">
            <text:p>0,38525885888719</text:p>
          </table:table-cell>
          <table:table-cell table:formula="of:=[.H2]*0.5 +[.I2]*0.5" office:value-type="float" office:value="0.400627776176392" calcext:value-type="float">
            <text:p>0,400627776176392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MA</text:p>
          </table:table-cell>
          <table:table-cell table:style-name="ce1" office:value-type="string" calcext:value-type="string">
            <text:p>Bacabal</text:p>
          </table:table-cell>
          <table:table-cell table:number-columns-repeated="2"/>
          <table:table-cell office:value-type="float" office:value="107755" calcext:value-type="float">
            <text:p>107755</text:p>
          </table:table-cell>
          <table:table-cell office:value-type="float" office:value="14412.91" calcext:value-type="float">
            <text:p>14412,91</text:p>
          </table:table-cell>
          <table:table-cell table:formula="of:=([.F3]-[.$F$11])/([.$F$16]-[.$F$11])" office:value-type="float" office:value="0.0311258137909778" calcext:value-type="float">
            <text:p>0,0311258137909778</text:p>
          </table:table-cell>
          <table:table-cell table:formula="of:=([.G3]-[.$G$20])/([.$G$4]-[.$G$20])" office:value-type="float" office:value="0.0366771995221318" calcext:value-type="float">
            <text:p>0,0366771995221318</text:p>
          </table:table-cell>
          <table:table-cell table:formula="of:=[.H3]*0.5 +[.I3]*0.5" office:value-type="float" office:value="0.0339015066565548" calcext:value-type="float">
            <text:p>0,0339015066565548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MA</text:p>
          </table:table-cell>
          <table:table-cell table:style-name="ce1" office:value-type="string" calcext:value-type="string">
            <text:p>Balsas</text:p>
          </table:table-cell>
          <table:table-cell table:number-columns-repeated="2"/>
          <table:table-cell office:value-type="float" office:value="105974" calcext:value-type="float">
            <text:p>105974</text:p>
          </table:table-cell>
          <table:table-cell table:style-name="ce21" office:value-type="float" office:value="65059.77" calcext:value-type="float">
            <text:p>65059,77</text:p>
          </table:table-cell>
          <table:table-cell table:formula="of:=([.F4]-[.$F$11])/([.$F$16]-[.$F$11])" office:value-type="float" office:value="0.0304274103545662" calcext:value-type="float">
            <text:p>0,0304274103545662</text:p>
          </table:table-cell>
          <table:table-cell table:formula="of:=([.G4]-[.$G$20])/([.$G$4]-[.$G$20])" office:value-type="float" office:value="1" calcext:value-type="float">
            <text:p>1</text:p>
          </table:table-cell>
          <table:table-cell table:formula="of:=[.H4]*0.5 +[.I4]*0.5" office:value-type="float" office:value="0.515213705177283" calcext:value-type="float">
            <text:p>0,515213705177283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MA</text:p>
          </table:table-cell>
          <table:table-cell table:style-name="ce1" office:value-type="string" calcext:value-type="string">
            <text:p>Caxias</text:p>
          </table:table-cell>
          <table:table-cell table:number-columns-repeated="2"/>
          <table:table-cell office:value-type="float" office:value="163546" calcext:value-type="float">
            <text:p>163546</text:p>
          </table:table-cell>
          <table:table-cell office:value-type="float" office:value="12716.38" calcext:value-type="float">
            <text:p>12716,38</text:p>
          </table:table-cell>
          <table:table-cell table:formula="of:=([.F5]-[.$F$11])/([.$F$16]-[.$F$11])" office:value-type="float" office:value="0.0530037622024531" calcext:value-type="float">
            <text:p>0,0530037622024531</text:p>
          </table:table-cell>
          <table:table-cell table:formula="of:=([.G5]-[.$G$20])/([.$G$4]-[.$G$20])" office:value-type="float" office:value="0.00440854494621699" calcext:value-type="float">
            <text:p>0,00440854494621699</text:p>
          </table:table-cell>
          <table:table-cell table:formula="of:=[.H5]*0.5 +[.I5]*0.5" office:value-type="float" office:value="0.028706153574335" calcext:value-type="float">
            <text:p>0,028706153574335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MA</text:p>
          </table:table-cell>
          <table:table-cell table:style-name="ce1" office:value-type="string" calcext:value-type="string">
            <text:p>Imperatriz</text:p>
          </table:table-cell>
          <table:table-cell table:number-columns-repeated="2"/>
          <table:table-cell office:value-type="float" office:value="285806" calcext:value-type="float">
            <text:p>285806</text:p>
          </table:table-cell>
          <table:table-cell office:value-type="float" office:value="29592.7" calcext:value-type="float">
            <text:p>29592,7</text:p>
          </table:table-cell>
          <table:table-cell table:formula="of:=([.F6]-[.$F$11])/([.$F$16]-[.$F$11])" office:value-type="float" office:value="0.100946942514456" calcext:value-type="float">
            <text:p>0,100946942514456</text:p>
          </table:table-cell>
          <table:table-cell table:formula="of:=([.G6]-[.$G$20])/([.$G$4]-[.$G$20])" office:value-type="float" office:value="0.325402656805484" calcext:value-type="float">
            <text:p>0,325402656805484</text:p>
          </table:table-cell>
          <table:table-cell table:formula="of:=[.H6]*0.5 +[.I6]*0.5" office:value-type="float" office:value="0.21317479965997" calcext:value-type="float">
            <text:p>0,21317479965997</text:p>
          </table:table-cell>
          <table:table-cell table:number-columns-repeated="3"/>
          <table:table-cell table:style-name="ce1"/>
          <table:table-cell table:number-columns-repeated="2"/>
          <table:table-cell table:style-name="ce6"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MA</text:p>
          </table:table-cell>
          <table:table-cell table:style-name="ce1" office:value-type="string" calcext:value-type="string">
            <text:p>Presidente Dutra</text:p>
          </table:table-cell>
          <table:table-cell table:number-columns-repeated="2"/>
          <table:table-cell office:value-type="float" office:value="46606" calcext:value-type="float">
            <text:p>46606</text:p>
          </table:table-cell>
          <table:table-cell office:value-type="float" office:value="15659.03" calcext:value-type="float">
            <text:p>15659,03</text:p>
          </table:table-cell>
          <table:table-cell table:formula="of:=([.F7]-[.$F$11])/([.$F$16]-[.$F$11])" office:value-type="float" office:value="0.00714677295261131" calcext:value-type="float">
            <text:p>0,00714677295261131</text:p>
          </table:table-cell>
          <table:table-cell table:formula="of:=([.G7]-[.$G$20])/([.$G$4]-[.$G$20])" office:value-type="float" office:value="0.0603788822746555" calcext:value-type="float">
            <text:p>0,0603788822746555</text:p>
          </table:table-cell>
          <table:table-cell table:formula="of:=[.H7]*0.5 +[.I7]*0.5" office:value-type="float" office:value="0.0337628276136334" calcext:value-type="float">
            <text:p>0,0337628276136334</text:p>
          </table:table-cell>
          <table:table-cell table:number-columns-repeated="3"/>
          <table:table-cell table:style-name="ce1"/>
          <table:table-cell table:number-columns-repeated="2"/>
          <table:table-cell table:style-name="ce6"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MA</text:p>
          </table:table-cell>
          <table:table-cell table:style-name="ce1" office:value-type="string" calcext:value-type="string">
            <text:p>Santa Inês</text:p>
          </table:table-cell>
          <table:table-cell table:number-columns-repeated="2"/>
          <table:table-cell office:value-type="float" office:value="88249" calcext:value-type="float">
            <text:p>88249</text:p>
          </table:table-cell>
          <table:table-cell office:value-type="float" office:value="16303.11" calcext:value-type="float">
            <text:p>16303,11</text:p>
          </table:table-cell>
          <table:table-cell table:formula="of:=([.F8]-[.$F$11])/([.$F$16]-[.$F$11])" office:value-type="float" office:value="0.0234767079905039" calcext:value-type="float">
            <text:p>0,0234767079905039</text:p>
          </table:table-cell>
          <table:table-cell table:formula="of:=([.G8]-[.$G$20])/([.$G$4]-[.$G$20])" office:value-type="float" office:value="0.0726295321536764" calcext:value-type="float">
            <text:p>0,0726295321536764</text:p>
          </table:table-cell>
          <table:table-cell table:formula="of:=[.H8]*0.5 +[.I8]*0.5" office:value-type="float" office:value="0.0480531200720901" calcext:value-type="float">
            <text:p>0,0480531200720901</text:p>
          </table:table-cell>
          <table:table-cell table:number-columns-repeated="3"/>
          <table:table-cell table:style-name="ce1"/>
          <table:table-cell table:number-columns-repeated="2"/>
          <table:table-cell table:style-name="ce6"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PI</text:p>
          </table:table-cell>
          <table:table-cell table:style-name="ce7" office:value-type="string" calcext:value-type="string">
            <text:p>Teresina</text:p>
          </table:table-cell>
          <table:table-cell table:style-name="ce7" office:value-type="string" calcext:value-type="string">
            <text:p>-5.074228478234961</text:p>
          </table:table-cell>
          <table:table-cell table:style-name="ce7" office:value-type="string" calcext:value-type="string">
            <text:p>-42.79671852889434</text:p>
          </table:table-cell>
          <table:table-cell table:style-name="ce12" office:value-type="float" office:value="905692" calcext:value-type="float">
            <text:p>905692</text:p>
          </table:table-cell>
          <table:table-cell table:style-name="ce12" office:value-type="float" office:value="27430.28" calcext:value-type="float">
            <text:p>27430,28</text:p>
          </table:table-cell>
          <table:table-cell table:formula="of:=([.F9]-[.$F$11])/([.$F$16]-[.$F$11])" office:value-type="float" office:value="0.344029768221036" calcext:value-type="float">
            <text:p>0,344029768221036</text:p>
          </table:table-cell>
          <table:table-cell table:formula="of:=([.G9]-[.$G$20])/([.$G$4]-[.$G$20])" office:value-type="float" office:value="0.284272594838971" calcext:value-type="float">
            <text:p>0,284272594838971</text:p>
          </table:table-cell>
          <table:table-cell table:formula="of:=[.H9]*0.5 +[.I9]*0.5" office:value-type="float" office:value="0.314151181530003" calcext:value-type="float">
            <text:p>0,314151181530003</text:p>
          </table:table-cell>
          <table:table-cell table:number-columns-repeated="3"/>
          <table:table-cell table:style-name="ce1"/>
          <table:table-cell table:number-columns-repeated="2"/>
          <table:table-cell table:style-name="ce6"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PI</text:p>
          </table:table-cell>
          <table:table-cell table:style-name="ce1" office:value-type="string" calcext:value-type="string">
            <text:p>Bom Jesus</text:p>
          </table:table-cell>
          <table:table-cell table:number-columns-repeated="2"/>
          <table:table-cell office:value-type="float" office:value="30658" calcext:value-type="float">
            <text:p>30658</text:p>
          </table:table-cell>
          <table:table-cell office:value-type="float" office:value="55119.81" calcext:value-type="float">
            <text:p>55119,81</text:p>
          </table:table-cell>
          <table:table-cell table:formula="of:=([.F10]-[.$F$11])/([.$F$16]-[.$F$11])" office:value-type="float" office:value="0.000892905460252178" calcext:value-type="float">
            <text:p>0,000892905460252178</text:p>
          </table:table-cell>
          <table:table-cell table:formula="of:=([.G10]-[.$G$20])/([.$G$4]-[.$G$20])" office:value-type="float" office:value="0.810938129158689" calcext:value-type="float">
            <text:p>0,810938129158689</text:p>
          </table:table-cell>
          <table:table-cell table:formula="of:=[.H10]*0.5 +[.I10]*0.5" office:value-type="float" office:value="0.40591551730947" calcext:value-type="float">
            <text:p>0,40591551730947</text:p>
          </table:table-cell>
          <table:table-cell table:number-columns-repeated="3"/>
          <table:table-cell table:style-name="ce1"/>
          <table:table-cell table:number-columns-repeated="2"/>
          <table:table-cell table:style-name="ce6"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8" office:value-type="string" calcext:value-type="string">
            <text:p>PI</text:p>
          </table:table-cell>
          <table:table-cell table:style-name="ce1" office:value-type="string" calcext:value-type="string">
            <text:p>Corrente</text:p>
          </table:table-cell>
          <table:table-cell table:number-columns-repeated="2"/>
          <table:table-cell table:style-name="ce21" office:value-type="float" office:value="28381" calcext:value-type="float">
            <text:p>28381</text:p>
          </table:table-cell>
          <table:table-cell office:value-type="float" office:value="25426.51" calcext:value-type="float">
            <text:p>25426,51</text:p>
          </table:table-cell>
          <table:table-cell table:formula="of:=([.F11]-[.$F$11])/([.$F$16]-[.$F$11])" office:value-type="float" office:value="0" calcext:value-type="float">
            <text:p>0</text:p>
          </table:table-cell>
          <table:table-cell table:formula="of:=([.G11]-[.$G$20])/([.$G$4]-[.$G$20])" office:value-type="float" office:value="0.246160117028628" calcext:value-type="float">
            <text:p>0,246160117028628</text:p>
          </table:table-cell>
          <table:table-cell table:formula="of:=[.H11]*0.5 +[.I11]*0.5" office:value-type="float" office:value="0.123080058514314" calcext:value-type="float">
            <text:p>0,123080058514314</text:p>
          </table:table-cell>
          <table:table-cell table:style-name="ce6"/>
          <table:table-cell table:number-columns-repeated="2"/>
          <table:table-cell table:style-name="ce1"/>
          <table:table-cell table:number-columns-repeated="2"/>
          <table:table-cell table:style-name="ce6"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8" office:value-type="string" calcext:value-type="string">
            <text:p>PI</text:p>
          </table:table-cell>
          <table:table-cell table:style-name="ce1" office:value-type="string" calcext:value-type="string">
            <text:p>Floriano</text:p>
          </table:table-cell>
          <table:table-cell table:number-columns-repeated="2"/>
          <table:table-cell office:value-type="float" office:value="64393" calcext:value-type="float">
            <text:p>64393</text:p>
          </table:table-cell>
          <table:table-cell office:value-type="float" office:value="24441.02" calcext:value-type="float">
            <text:p>24441,02</text:p>
          </table:table-cell>
          <table:table-cell table:formula="of:=([.F12]-[.$F$11])/([.$F$16]-[.$F$11])" office:value-type="float" office:value="0.0141217880696537" calcext:value-type="float">
            <text:p>0,0141217880696537</text:p>
          </table:table-cell>
          <table:table-cell table:formula="of:=([.G12]-[.$G$20])/([.$G$4]-[.$G$20])" office:value-type="float" office:value="0.227415717343377" calcext:value-type="float">
            <text:p>0,227415717343377</text:p>
          </table:table-cell>
          <table:table-cell table:formula="of:=[.H12]*0.5 +[.I12]*0.5" office:value-type="float" office:value="0.120768752706515" calcext:value-type="float">
            <text:p>0,120768752706515</text:p>
          </table:table-cell>
          <table:table-cell table:style-name="ce6"/>
          <table:table-cell table:number-columns-repeated="2"/>
          <table:table-cell table:style-name="ce1"/>
          <table:table-cell table:number-columns-repeated="2"/>
          <table:table-cell table:style-name="ce6"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8" office:value-type="string" calcext:value-type="string">
            <text:p>PI</text:p>
          </table:table-cell>
          <table:table-cell table:style-name="ce1" office:value-type="string" calcext:value-type="string">
            <text:p>Parnaíba</text:p>
          </table:table-cell>
          <table:table-cell table:number-columns-repeated="2"/>
          <table:table-cell office:value-type="float" office:value="170491" calcext:value-type="float">
            <text:p>170491</text:p>
          </table:table-cell>
          <table:table-cell office:value-type="float" office:value="19296.04" calcext:value-type="float">
            <text:p>19296,04</text:p>
          </table:table-cell>
          <table:table-cell table:formula="of:=([.F13]-[.$F$11])/([.$F$16]-[.$F$11])" office:value-type="float" office:value="0.0557271826773988" calcext:value-type="float">
            <text:p>0,0557271826773988</text:p>
          </table:table-cell>
          <table:table-cell table:formula="of:=([.G13]-[.$G$20])/([.$G$4]-[.$G$20])" office:value-type="float" office:value="0.129556214463976" calcext:value-type="float">
            <text:p>0,129556214463976</text:p>
          </table:table-cell>
          <table:table-cell table:formula="of:=[.H13]*0.5 +[.I13]*0.5" office:value-type="float" office:value="0.0926416985706874" calcext:value-type="float">
            <text:p>0,0926416985706874</text:p>
          </table:table-cell>
          <table:table-cell table:style-name="ce6"/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8" office:value-type="string" calcext:value-type="string">
            <text:p>PI</text:p>
          </table:table-cell>
          <table:table-cell table:style-name="ce1" office:value-type="string" calcext:value-type="string">
            <text:p>Picos</text:p>
          </table:table-cell>
          <table:table-cell table:number-columns-repeated="2"/>
          <table:table-cell office:value-type="float" office:value="86701" calcext:value-type="float">
            <text:p>86701</text:p>
          </table:table-cell>
          <table:table-cell office:value-type="float" office:value="24676.75" calcext:value-type="float">
            <text:p>24676,75</text:p>
          </table:table-cell>
          <table:table-cell table:formula="of:=([.F14]-[.$F$11])/([.$F$16]-[.$F$11])" office:value-type="float" office:value="0.0228696734483562" calcext:value-type="float">
            <text:p>0,0228696734483562</text:p>
          </table:table-cell>
          <table:table-cell table:formula="of:=([.G14]-[.$G$20])/([.$G$4]-[.$G$20])" office:value-type="float" office:value="0.231899392812234" calcext:value-type="float">
            <text:p>0,231899392812234</text:p>
          </table:table-cell>
          <table:table-cell table:formula="of:=[.H14]*0.5 +[.I14]*0.5" office:value-type="float" office:value="0.127384533130295" calcext:value-type="float">
            <text:p>0,127384533130295</text:p>
          </table:table-cell>
          <table:table-cell table:style-name="ce6"/>
          <table:table-cell table:number-columns-repeated="9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8" office:value-type="string" calcext:value-type="string">
            <text:p>PI</text:p>
          </table:table-cell>
          <table:table-cell table:style-name="ce1" office:value-type="string" calcext:value-type="string">
            <text:p>São Raimundo Nonato</text:p>
          </table:table-cell>
          <table:table-cell table:number-columns-repeated="2"/>
          <table:table-cell office:value-type="float" office:value="41139" calcext:value-type="float">
            <text:p>41139</text:p>
          </table:table-cell>
          <table:table-cell office:value-type="float" office:value="16160.36" calcext:value-type="float">
            <text:p>16160,36</text:p>
          </table:table-cell>
          <table:table-cell table:formula="of:=([.F15]-[.$F$11])/([.$F$16]-[.$F$11])" office:value-type="float" office:value="0.00500293713741646" calcext:value-type="float">
            <text:p>0,00500293713741646</text:p>
          </table:table-cell>
          <table:table-cell table:formula="of:=([.G15]-[.$G$20])/([.$G$4]-[.$G$20])" office:value-type="float" office:value="0.0699143721266142" calcext:value-type="float">
            <text:p>0,0699143721266142</text:p>
          </table:table-cell>
          <table:table-cell table:formula="of:=[.H15]*0.5 +[.I15]*0.5" office:value-type="float" office:value="0.0374586546320153" calcext:value-type="float">
            <text:p>0,0374586546320153</text:p>
          </table:table-cell>
          <table:table-cell table:style-name="ce6"/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CE</text:p>
          </table:table-cell>
          <table:table-cell table:style-name="ce5" office:value-type="string" calcext:value-type="string">
            <text:p>Fortaleza </text:p>
          </table:table-cell>
          <table:table-cell table:style-name="ce5" office:value-type="string" calcext:value-type="string">
            <text:p>-3.7436264729350426</text:p>
          </table:table-cell>
          <table:table-cell table:style-name="ce5" office:value-type="string" calcext:value-type="string">
            <text:p>-38.571479119278145</text:p>
          </table:table-cell>
          <table:table-cell table:style-name="ce21" office:value-type="float" office:value="2578483" calcext:value-type="float">
            <text:p>2578483</text:p>
          </table:table-cell>
          <table:table-cell table:style-name="ce3" office:value-type="float" office:value="27164.45" calcext:value-type="float">
            <text:p>27164,45</text:p>
          </table:table-cell>
          <table:table-cell table:formula="of:=([.F16]-[.$F$11])/([.$F$16]-[.$F$11])" office:value-type="float" office:value="1" calcext:value-type="float">
            <text:p>1</text:p>
          </table:table-cell>
          <table:table-cell table:formula="of:=([.G16]-[.$G$20])/([.$G$4]-[.$G$20])" office:value-type="float" office:value="0.279216405767209" calcext:value-type="float">
            <text:p>0,279216405767209</text:p>
          </table:table-cell>
          <table:table-cell table:formula="of:=[.H16]*0.5 +[.I16]*0.5" office:value-type="float" office:value="0.639608202883605" calcext:value-type="float">
            <text:p>0,639608202883605</text:p>
          </table:table-cell>
          <table:table-cell table:style-name="ce6"/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CE</text:p>
          </table:table-cell>
          <table:table-cell table:style-name="ce1" office:value-type="string" calcext:value-type="string">
            <text:p>Crateús</text:p>
          </table:table-cell>
          <table:table-cell table:style-name="ce1" table:number-columns-repeated="2"/>
          <table:table-cell office:value-type="float" office:value="80130" calcext:value-type="float">
            <text:p>80130</text:p>
          </table:table-cell>
          <table:table-cell office:value-type="float" office:value="12661.3" calcext:value-type="float">
            <text:p>12661,3</text:p>
          </table:table-cell>
          <table:table-cell table:formula="of:=([.F17]-[.$F$11])/([.$F$16]-[.$F$11])" office:value-type="float" office:value="0.0202929137736451" calcext:value-type="float">
            <text:p>0,0202929137736451</text:p>
          </table:table-cell>
          <table:table-cell table:formula="of:=([.G17]-[.$G$20])/([.$G$4]-[.$G$20])" office:value-type="float" office:value="0.00336090211405876" calcext:value-type="float">
            <text:p>0,00336090211405876</text:p>
          </table:table-cell>
          <table:table-cell table:formula="of:=[.H17]*0.5 +[.I17]*0.5" office:value-type="float" office:value="0.0118269079438519" calcext:value-type="float">
            <text:p>0,0118269079438519</text:p>
          </table:table-cell>
          <table:table-cell table:style-name="ce6"/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CE</text:p>
          </table:table-cell>
          <table:table-cell office:value-type="string" calcext:value-type="string">
            <text:p><text:s/>Iguatu</text:p>
          </table:table-cell>
          <table:table-cell table:number-columns-repeated="2"/>
          <table:table-cell office:value-type="float" office:value="102588" calcext:value-type="float">
            <text:p>102588</text:p>
          </table:table-cell>
          <table:table-cell office:value-type="float" office:value="18380.39" calcext:value-type="float">
            <text:p>18380,39</text:p>
          </table:table-cell>
          <table:table-cell table:formula="of:=([.F18]-[.$F$11])/([.$F$16]-[.$F$11])" office:value-type="float" office:value="0.0290996203289123" calcext:value-type="float">
            <text:p>0,0290996203289123</text:p>
          </table:table-cell>
          <table:table-cell table:formula="of:=([.G18]-[.$G$20])/([.$G$4]-[.$G$20])" office:value-type="float" office:value="0.112140198500547" calcext:value-type="float">
            <text:p>0,112140198500547</text:p>
          </table:table-cell>
          <table:table-cell table:formula="of:=[.H18]*0.5 +[.I18]*0.5" office:value-type="float" office:value="0.0706199094147296" calcext:value-type="float">
            <text:p>0,0706199094147296</text:p>
          </table:table-cell>
          <table:table-cell table:style-name="ce6"/>
          <table:table-cell table:number-columns-repeated="2"/>
          <table:table-cell table:style-name="ce1"/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" office:value-type="string" calcext:value-type="string">
            <text:p>CE</text:p>
          </table:table-cell>
          <table:table-cell table:style-name="ce9" office:value-type="string" calcext:value-type="string">
            <text:p><text:s/>Juazeiro do Norte</text:p>
          </table:table-cell>
          <table:table-cell table:style-name="ce9" table:number-columns-repeated="2"/>
          <table:table-cell office:value-type="float" office:value="305531" calcext:value-type="float">
            <text:p>305531</text:p>
          </table:table-cell>
          <table:table-cell office:value-type="float" office:value="18381.08" calcext:value-type="float">
            <text:p>18381,08</text:p>
          </table:table-cell>
          <table:table-cell table:formula="of:=([.F19]-[.$F$11])/([.$F$16]-[.$F$11])" office:value-type="float" office:value="0.108681927232715" calcext:value-type="float">
            <text:p>0,108681927232715</text:p>
          </table:table-cell>
          <table:table-cell table:formula="of:=([.G19]-[.$G$20])/([.$G$4]-[.$G$20])" office:value-type="float" office:value="0.112153322566527" calcext:value-type="float">
            <text:p>0,112153322566527</text:p>
          </table:table-cell>
          <table:table-cell table:formula="of:=[.H19]*0.5 +[.I19]*0.5" office:value-type="float" office:value="0.110417624899621" calcext:value-type="float">
            <text:p>0,110417624899621</text:p>
          </table:table-cell>
          <table:table-cell table:style-name="ce6"/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6" office:value-type="string" calcext:value-type="string">
            <text:p>CE</text:p>
          </table:table-cell>
          <table:table-cell table:style-name="ce9" office:value-type="string" calcext:value-type="string">
            <text:p><text:s/>Quixadá </text:p>
          </table:table-cell>
          <table:table-cell table:style-name="ce9" table:number-columns-repeated="2"/>
          <table:table-cell office:value-type="float" office:value="88846" calcext:value-type="float">
            <text:p>88846</text:p>
          </table:table-cell>
          <table:table-cell table:style-name="ce21" office:value-type="float" office:value="12484.6" calcext:value-type="float">
            <text:p>12484,6</text:p>
          </table:table-cell>
          <table:table-cell table:formula="of:=([.F20]-[.$F$11])/([.$F$16]-[.$F$11])" office:value-type="float" office:value="0.0237108162732314" calcext:value-type="float">
            <text:p>0,0237108162732314</text:p>
          </table:table-cell>
          <table:table-cell table:formula="of:=([.G20]-[.$G$20])/([.$G$4]-[.$G$20])" office:value-type="float" office:value="0" calcext:value-type="float">
            <text:p>0</text:p>
          </table:table-cell>
          <table:table-cell table:formula="of:=[.H20]*0.5 +[.I20]*0.5" office:value-type="float" office:value="0.0118554081366157" calcext:value-type="float">
            <text:p>0,0118554081366157</text:p>
          </table:table-cell>
          <table:table-cell table:style-name="ce6"/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" office:value-type="string" calcext:value-type="string">
            <text:p>CE</text:p>
          </table:table-cell>
          <table:table-cell table:style-name="ce10" office:value-type="string" calcext:value-type="string">
            <text:p>Sobral</text:p>
          </table:table-cell>
          <table:table-cell table:style-name="ce10" table:number-columns-repeated="2"/>
          <table:table-cell office:value-type="float" office:value="216519" calcext:value-type="float">
            <text:p>216519</text:p>
          </table:table-cell>
          <table:table-cell office:value-type="float" office:value="25396.38" calcext:value-type="float">
            <text:p>25396,38</text:p>
          </table:table-cell>
          <table:table-cell table:formula="of:=([.F21]-[.$F$11])/([.$F$16]-[.$F$11])" office:value-type="float" office:value="0.0737766567768662" calcext:value-type="float">
            <text:p>0,0737766567768662</text:p>
          </table:table-cell>
          <table:table-cell table:formula="of:=([.G21]-[.$G$20])/([.$G$4]-[.$G$20])" office:value-type="float" office:value="0.245587032814159" calcext:value-type="float">
            <text:p>0,245587032814159</text:p>
          </table:table-cell>
          <table:table-cell table:formula="of:=[.H21]*0.5 +[.I21]*0.5" office:value-type="float" office:value="0.159681844795513" calcext:value-type="float">
            <text:p>0,159681844795513</text:p>
          </table:table-cell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PB</text:p>
          </table:table-cell>
          <table:table-cell table:style-name="ce5" office:value-type="string" calcext:value-type="string">
            <text:p>João Pessoa</text:p>
          </table:table-cell>
          <table:table-cell table:style-name="ce5" office:value-type="string" calcext:value-type="string">
            <text:p>-7.123095671831391</text:p>
          </table:table-cell>
          <table:table-cell table:style-name="ce5" office:value-type="string" calcext:value-type="string">
            <text:p>-34.85138837824526</text:p>
          </table:table-cell>
          <table:table-cell table:style-name="ce3" office:value-type="float" office:value="897633" calcext:value-type="float">
            <text:p>897633</text:p>
          </table:table-cell>
          <table:table-cell table:style-name="ce3" office:value-type="float" office:value="26936.78" calcext:value-type="float">
            <text:p>26936,78</text:p>
          </table:table-cell>
          <table:table-cell table:formula="of:=([.F22]-[.$F$11])/([.$F$16]-[.$F$11])" office:value-type="float" office:value="0.340869502474803" calcext:value-type="float">
            <text:p>0,340869502474803</text:p>
          </table:table-cell>
          <table:table-cell table:formula="of:=([.G22]-[.$G$20])/([.$G$4]-[.$G$20])" office:value-type="float" office:value="0.274886034605309" calcext:value-type="float">
            <text:p>0,274886034605309</text:p>
          </table:table-cell>
          <table:table-cell table:formula="of:=[.H22]*0.5 +[.I22]*0.5" office:value-type="float" office:value="0.307877768540056" calcext:value-type="float">
            <text:p>0,307877768540056</text:p>
          </table:table-cell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B</text:p>
          </table:table-cell>
          <table:table-cell table:style-name="ce1" office:value-type="string" calcext:value-type="string">
            <text:p>Cajazeiras</text:p>
          </table:table-cell>
          <table:table-cell table:number-columns-repeated="2"/>
          <table:table-cell office:value-type="float" office:value="66585" calcext:value-type="float">
            <text:p>66585</text:p>
          </table:table-cell>
          <table:table-cell office:value-type="float" office:value="19683.9" calcext:value-type="float">
            <text:p>19683,9</text:p>
          </table:table-cell>
          <table:table-cell table:formula="of:=([.F23]-[.$F$11])/([.$F$16]-[.$F$11])" office:value-type="float" office:value="0.0149813615298525" calcext:value-type="float">
            <text:p>0,0149813615298525</text:p>
          </table:table-cell>
          <table:table-cell table:formula="of:=([.G23]-[.$G$20])/([.$G$4]-[.$G$20])" office:value-type="float" office:value="0.136933461175684" calcext:value-type="float">
            <text:p>0,136933461175684</text:p>
          </table:table-cell>
          <table:table-cell table:formula="of:=[.H23]*0.5 +[.I23]*0.5" office:value-type="float" office:value="0.0759574113527684" calcext:value-type="float">
            <text:p>0,0759574113527684</text:p>
          </table:table-cell>
          <table:table-cell table:style-name="ce6"/>
          <table:table-cell table:number-columns-repeated="2"/>
          <table:table-cell table:style-name="ce6"/>
          <table:table-cell/>
          <table:table-cell table:style-name="ce6"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<text:s/>Campina Grande</text:p>
          </table:table-cell>
          <table:table-cell table:number-columns-repeated="2"/>
          <table:table-cell office:value-type="float" office:value="443911" calcext:value-type="float">
            <text:p>443911</text:p>
          </table:table-cell>
          <table:table-cell office:value-type="float" office:value="25066.11" calcext:value-type="float">
            <text:p>25066,11</text:p>
          </table:table-cell>
          <table:table-cell table:formula="of:=([.F24]-[.$F$11])/([.$F$16]-[.$F$11])" office:value-type="float" office:value="0.162946423319538" calcext:value-type="float">
            <text:p>0,162946423319538</text:p>
          </table:table-cell>
          <table:table-cell table:formula="of:=([.G24]-[.$G$20])/([.$G$4]-[.$G$20])" office:value-type="float" office:value="0.23930517010216" calcext:value-type="float">
            <text:p>0,23930517010216</text:p>
          </table:table-cell>
          <table:table-cell table:formula="of:=[.H24]*0.5 +[.I24]*0.5" office:value-type="float" office:value="0.201125796710849" calcext:value-type="float">
            <text:p>0,201125796710849</text:p>
          </table:table-cell>
          <table:table-cell table:style-name="ce6"/>
          <table:table-cell table:number-columns-repeated="2"/>
          <table:table-cell table:style-name="ce6"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B</text:p>
          </table:table-cell>
          <table:table-cell table:style-name="ce6" office:value-type="string" calcext:value-type="string">
            <text:p><text:s/>Patos </text:p>
          </table:table-cell>
          <table:table-cell table:number-columns-repeated="2"/>
          <table:table-cell office:value-type="float" office:value="108104" calcext:value-type="float">
            <text:p>108104</text:p>
          </table:table-cell>
          <table:table-cell office:value-type="float" office:value="18329.13" calcext:value-type="float">
            <text:p>18329,13</text:p>
          </table:table-cell>
          <table:table-cell table:formula="of:=([.F25]-[.$F$11])/([.$F$16]-[.$F$11])" office:value-type="float" office:value="0.031262671061785" calcext:value-type="float">
            <text:p>0,031262671061785</text:p>
          </table:table-cell>
          <table:table-cell table:formula="of:=([.G25]-[.$G$20])/([.$G$4]-[.$G$20])" office:value-type="float" office:value="0.111165213540917" calcext:value-type="float">
            <text:p>0,111165213540917</text:p>
          </table:table-cell>
          <table:table-cell table:formula="of:=[.H25]*0.5 +[.I25]*0.5" office:value-type="float" office:value="0.0712139423013509" calcext:value-type="float">
            <text:p>0,0712139423013509</text:p>
          </table:table-cell>
          <table:table-cell table:style-name="ce6"/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B</text:p>
          </table:table-cell>
          <table:table-cell table:style-name="ce6" office:value-type="string" calcext:value-type="string">
            <text:p><text:s/>Sousa</text:p>
          </table:table-cell>
          <table:table-cell table:number-columns-repeated="2"/>
          <table:table-cell office:value-type="float" office:value="70066" calcext:value-type="float">
            <text:p>70066</text:p>
          </table:table-cell>
          <table:table-cell office:value-type="float" office:value="18836.93" calcext:value-type="float">
            <text:p>18836,93</text:p>
          </table:table-cell>
          <table:table-cell table:formula="of:=([.F26]-[.$F$11])/([.$F$16]-[.$F$11])" office:value-type="float" office:value="0.0163464049673307" calcext:value-type="float">
            <text:p>0,0163464049673307</text:p>
          </table:table-cell>
          <table:table-cell table:formula="of:=([.G26]-[.$G$20])/([.$G$4]-[.$G$20])" office:value-type="float" office:value="0.120823765286922" calcext:value-type="float">
            <text:p>0,120823765286922</text:p>
          </table:table-cell>
          <table:table-cell table:formula="of:=[.H26]*0.5 +[.I26]*0.5" office:value-type="float" office:value="0.0685850851271262" calcext:value-type="float">
            <text:p>0,0685850851271262</text:p>
          </table:table-cell>
          <table:table-cell table:style-name="ce6"/>
          <table:table-cell table:number-columns-repeated="9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5" office:value-type="string" calcext:value-type="string">
            <text:p>PE</text:p>
          </table:table-cell>
          <table:table-cell table:style-name="ce5" office:value-type="string" calcext:value-type="string">
            <text:p>Recife</text:p>
          </table:table-cell>
          <table:table-cell table:style-name="ce5" office:value-type="string" calcext:value-type="string">
            <text:p>-8.057240475998656</text:p>
          </table:table-cell>
          <table:table-cell table:style-name="ce5" office:value-type="string" calcext:value-type="string">
            <text:p>-34.90709782591416</text:p>
          </table:table-cell>
          <table:table-cell table:style-name="ce3" office:value-type="float" office:value="1588376" calcext:value-type="float">
            <text:p>1588376</text:p>
          </table:table-cell>
          <table:table-cell table:style-name="ce3" office:value-type="float" office:value="33094.37" calcext:value-type="float">
            <text:p>33094,37</text:p>
          </table:table-cell>
          <table:table-cell table:formula="of:=([.F27]-[.$F$11])/([.$F$16]-[.$F$11])" office:value-type="float" office:value="0.611738275567017" calcext:value-type="float">
            <text:p>0,611738275567017</text:p>
          </table:table-cell>
          <table:table-cell table:formula="of:=([.G27]-[.$G$20])/([.$G$4]-[.$G$20])" office:value-type="float" office:value="0.392005770024139" calcext:value-type="float">
            <text:p>0,392005770024139</text:p>
          </table:table-cell>
          <table:table-cell table:formula="of:=[.H27]*0.5 +[.I27]*0.5" office:value-type="float" office:value="0.501872022795578" calcext:value-type="float">
            <text:p>0,501872022795578</text:p>
          </table:table-cell>
          <table:table-cell table:style-name="ce6"/>
          <table:table-cell table:number-columns-repeated="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E</text:p>
          </table:table-cell>
          <table:table-cell table:style-name="ce1" office:value-type="string" calcext:value-type="string">
            <text:p>Caruaru</text:p>
          </table:table-cell>
          <table:table-cell table:number-columns-repeated="2"/>
          <table:table-cell office:value-type="float" office:value="405408" calcext:value-type="float">
            <text:p>405408</text:p>
          </table:table-cell>
          <table:table-cell office:value-type="float" office:value="23456.58" calcext:value-type="float">
            <text:p>23456,58</text:p>
          </table:table-cell>
          <table:table-cell table:formula="of:=([.F28]-[.$F$11])/([.$F$16]-[.$F$11])" office:value-type="float" office:value="0.147847811577733" calcext:value-type="float">
            <text:p>0,147847811577733</text:p>
          </table:table-cell>
          <table:table-cell table:formula="of:=([.G28]-[.$G$20])/([.$G$4]-[.$G$20])" office:value-type="float" office:value="0.208691289062879" calcext:value-type="float">
            <text:p>0,208691289062879</text:p>
          </table:table-cell>
          <table:table-cell table:formula="of:=[.H28]*0.5 +[.I28]*0.5" office:value-type="float" office:value="0.178269550320306" calcext:value-type="float">
            <text:p>0,178269550320306</text:p>
          </table:table-cell>
          <table:table-cell table:style-name="ce6"/>
          <table:table-cell table:number-columns-repeated="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<text:s/>Petrolina</text:p>
          </table:table-cell>
          <table:table-cell table:number-columns-repeated="2"/>
          <table:table-cell office:value-type="float" office:value="418444" calcext:value-type="float">
            <text:p>418444</text:p>
          </table:table-cell>
          <table:table-cell office:value-type="float" office:value="22244.46" calcext:value-type="float">
            <text:p>22244,46</text:p>
          </table:table-cell>
          <table:table-cell table:formula="of:=([.F29]-[.$F$11])/([.$F$16]-[.$F$11])" office:value-type="float" office:value="0.152959763962383" calcext:value-type="float">
            <text:p>0,152959763962383</text:p>
          </table:table-cell>
          <table:table-cell table:formula="of:=([.G29]-[.$G$20])/([.$G$4]-[.$G$20])" office:value-type="float" office:value="0.185636299416626" calcext:value-type="float">
            <text:p>0,185636299416626</text:p>
          </table:table-cell>
          <table:table-cell table:formula="of:=[.H29]*0.5 +[.I29]*0.5" office:value-type="float" office:value="0.169298031689504" calcext:value-type="float">
            <text:p>0,169298031689504</text:p>
          </table:table-cell>
          <table:table-cell table:style-name="ce6"/>
          <table:table-cell table:number-columns-repeated="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<text:s/>Serra Talhada</text:p>
          </table:table-cell>
          <table:table-cell table:number-columns-repeated="2"/>
          <table:table-cell office:value-type="float" office:value="98816" calcext:value-type="float">
            <text:p>98816</text:p>
          </table:table-cell>
          <table:table-cell office:value-type="float" office:value="19359.84" calcext:value-type="float">
            <text:p>19359,84</text:p>
          </table:table-cell>
          <table:table-cell table:formula="of:=([.F30]-[.$F$11])/([.$F$16]-[.$F$11])" office:value-type="float" office:value="0.0276204638088986" calcext:value-type="float">
            <text:p>0,0276204638088986</text:p>
          </table:table-cell>
          <table:table-cell table:formula="of:=([.G30]-[.$G$20])/([.$G$4]-[.$G$20])" office:value-type="float" office:value="0.130769715057507" calcext:value-type="float">
            <text:p>0,130769715057507</text:p>
          </table:table-cell>
          <table:table-cell table:formula="of:=[.H30]*0.5 +[.I30]*0.5" office:value-type="float" office:value="0.0791950894332029" calcext:value-type="float">
            <text:p>0,0791950894332029</text:p>
          </table:table-cell>
          <table:table-cell table:style-name="ce6"/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RN</text:p>
          </table:table-cell>
          <table:table-cell table:style-name="ce5" office:value-type="string" calcext:value-type="string">
            <text:p>Natal</text:p>
          </table:table-cell>
          <table:table-cell table:style-name="ce5" office:value-type="string" calcext:value-type="string">
            <text:p>-5.787136037295357</text:p>
          </table:table-cell>
          <table:table-cell table:style-name="ce5" office:value-type="string" calcext:value-type="string">
            <text:p><text:s/>-35.20003832470516</text:p>
          </table:table-cell>
          <table:table-cell table:style-name="ce3" office:value-type="float" office:value="784249" calcext:value-type="float">
            <text:p>784249</text:p>
          </table:table-cell>
          <table:table-cell table:style-name="ce3" office:value-type="float" office:value="26972.28" calcext:value-type="float">
            <text:p>26972,28</text:p>
          </table:table-cell>
          <table:table-cell table:formula="of:=([.F31]-[.$F$11])/([.$F$16]-[.$F$11])" office:value-type="float" office:value="0.296406967250722" calcext:value-type="float">
            <text:p>0,296406967250722</text:p>
          </table:table-cell>
          <table:table-cell table:formula="of:=([.G31]-[.$G$20])/([.$G$4]-[.$G$20])" office:value-type="float" office:value="0.275561258289797" calcext:value-type="float">
            <text:p>0,275561258289797</text:p>
          </table:table-cell>
          <table:table-cell table:formula="of:=[.H31]*0.5 +[.I31]*0.5" office:value-type="float" office:value="0.28598411277026" calcext:value-type="float">
            <text:p>0,28598411277026</text:p>
          </table:table-cell>
          <table:table-cell table:style-name="ce6"/>
          <table:table-cell table:number-columns-repeated="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N</text:p>
          </table:table-cell>
          <table:table-cell table:style-name="ce1" office:value-type="string" calcext:value-type="string">
            <text:p>Caicó</text:p>
          </table:table-cell>
          <table:table-cell table:number-columns-repeated="2"/>
          <table:table-cell office:value-type="float" office:value="63338" calcext:value-type="float">
            <text:p>63338</text:p>
          </table:table-cell>
          <table:table-cell office:value-type="float" office:value="20295.8" calcext:value-type="float">
            <text:p>20295,8</text:p>
          </table:table-cell>
          <table:table-cell table:formula="of:=([.F32]-[.$F$11])/([.$F$16]-[.$F$11])" office:value-type="float" office:value="0.0137080791278153" calcext:value-type="float">
            <text:p>0,0137080791278153</text:p>
          </table:table-cell>
          <table:table-cell table:formula="of:=([.G32]-[.$G$20])/([.$G$4]-[.$G$20])" office:value-type="float" office:value="0.148572035050006" calcext:value-type="float">
            <text:p>0,148572035050006</text:p>
          </table:table-cell>
          <table:table-cell table:formula="of:=[.H32]*0.5 +[.I32]*0.5" office:value-type="float" office:value="0.0811400570889104" calcext:value-type="float">
            <text:p>0,0811400570889104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<text:s/>Mossoró</text:p>
          </table:table-cell>
          <table:table-cell table:number-columns-repeated="2"/>
          <table:table-cell office:value-type="float" office:value="278587" calcext:value-type="float">
            <text:p>278587</text:p>
          </table:table-cell>
          <table:table-cell office:value-type="float" office:value="26570.03" calcext:value-type="float">
            <text:p>26570,03</text:p>
          </table:table-cell>
          <table:table-cell table:formula="of:=([.F33]-[.$F$11])/([.$F$16]-[.$F$11])" office:value-type="float" office:value="0.0981160753569857" calcext:value-type="float">
            <text:p>0,0981160753569857</text:p>
          </table:table-cell>
          <table:table-cell table:formula="of:=([.G33]-[.$G$20])/([.$G$4]-[.$G$20])" office:value-type="float" office:value="0.267910308231053" calcext:value-type="float">
            <text:p>0,267910308231053</text:p>
          </table:table-cell>
          <table:table-cell table:formula="of:=[.H33]*0.5 +[.I33]*0.5" office:value-type="float" office:value="0.183013191794019" calcext:value-type="float">
            <text:p>0,183013191794019</text:p>
          </table:table-cell>
          <table:table-cell table:number-columns-repeated="10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5" office:value-type="string" calcext:value-type="string">
            <text:p>SE</text:p>
          </table:table-cell>
          <table:table-cell table:style-name="ce5" office:value-type="string" calcext:value-type="string">
            <text:p>Aracaju</text:p>
          </table:table-cell>
          <table:table-cell table:style-name="ce5" office:value-type="string" calcext:value-type="string">
            <text:p>-10.970969557872223</text:p>
          </table:table-cell>
          <table:table-cell table:style-name="ce5" office:value-type="string" calcext:value-type="string">
            <text:p>-37.08971885317177</text:p>
          </table:table-cell>
          <table:table-cell table:style-name="ce3" office:value-type="float" office:value="630932" calcext:value-type="float">
            <text:p>630932</text:p>
          </table:table-cell>
          <table:table-cell table:style-name="ce3" office:value-type="float" office:value="27364.4" calcext:value-type="float">
            <text:p>27364,4</text:p>
          </table:table-cell>
          <table:table-cell table:formula="of:=([.F34]-[.$F$11])/([.$F$16]-[.$F$11])" office:value-type="float" office:value="0.236285058401586" calcext:value-type="float">
            <text:p>0,236285058401586</text:p>
          </table:table-cell>
          <table:table-cell table:formula="of:=([.G34]-[.$G$20])/([.$G$4]-[.$G$20])" office:value-type="float" office:value="0.283019531843644" calcext:value-type="float">
            <text:p>0,283019531843644</text:p>
          </table:table-cell>
          <table:table-cell table:formula="of:=[.H34]*0.5 +[.I34]*0.5" office:value-type="float" office:value="0.259652295122615" calcext:value-type="float">
            <text:p>0,259652295122615</text:p>
          </table:table-cell>
          <table:table-cell table:number-columns-repeated="1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<text:s/>Itabaiana</text:p>
          </table:table-cell>
          <table:table-cell table:number-columns-repeated="2"/>
          <table:table-cell office:value-type="float" office:value="109250" calcext:value-type="float">
            <text:p>109250</text:p>
          </table:table-cell>
          <table:table-cell office:value-type="float" office:value="22855.2" calcext:value-type="float">
            <text:p>22855,2</text:p>
          </table:table-cell>
          <table:table-cell table:formula="of:=([.F35]-[.$F$11])/([.$F$16]-[.$F$11])" office:value-type="float" office:value="0.0317120648507393" calcext:value-type="float">
            <text:p>0,0317120648507393</text:p>
          </table:table-cell>
          <table:table-cell table:formula="of:=([.G35]-[.$G$20])/([.$G$4]-[.$G$20])" office:value-type="float" office:value="0.197252809643792" calcext:value-type="float">
            <text:p>0,197252809643792</text:p>
          </table:table-cell>
          <table:table-cell table:formula="of:=[.H35]*0.5 +[.I35]*0.5" office:value-type="float" office:value="0.114482437247266" calcext:value-type="float">
            <text:p>0,114482437247266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5" office:value-type="string" calcext:value-type="string">
            <text:p>AL</text:p>
          </table:table-cell>
          <table:table-cell table:style-name="ce5" office:value-type="string" calcext:value-type="string">
            <text:p>Maceio</text:p>
          </table:table-cell>
          <table:table-cell table:style-name="ce5" office:value-type="string" calcext:value-type="string">
            <text:p>-9.65035689671642</text:p>
          </table:table-cell>
          <table:table-cell table:style-name="ce5" office:value-type="string" calcext:value-type="string">
            <text:p>-35.7276335771485</text:p>
          </table:table-cell>
          <table:table-cell table:style-name="ce3" office:value-type="float" office:value="994952" calcext:value-type="float">
            <text:p>994952</text:p>
          </table:table-cell>
          <table:table-cell table:style-name="ce3" office:value-type="float" office:value="26642.2" calcext:value-type="float">
            <text:p>26642,2</text:p>
          </table:table-cell>
          <table:table-cell table:formula="of:=([.F36]-[.$F$11])/([.$F$16]-[.$F$11])" office:value-type="float" office:value="0.379032289688805" calcext:value-type="float">
            <text:p>0,379032289688805</text:p>
          </table:table-cell>
          <table:table-cell table:formula="of:=([.G36]-[.$G$20])/([.$G$4]-[.$G$20])" office:value-type="float" office:value="0.269283009451039" calcext:value-type="float">
            <text:p>0,269283009451039</text:p>
          </table:table-cell>
          <table:table-cell table:formula="of:=[.H36]*0.5 +[.I36]*0.5" office:value-type="float" office:value="0.324157649569922" calcext:value-type="float">
            <text:p>0,324157649569922</text:p>
          </table:table-cell>
          <table:table-cell table:number-columns-repeated="1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L</text:p>
          </table:table-cell>
          <table:table-cell table:style-name="ce1" office:value-type="string" calcext:value-type="string">
            <text:p>Arapiraca</text:p>
          </table:table-cell>
          <table:table-cell table:number-columns-repeated="2"/>
          <table:table-cell office:value-type="float" office:value="243906" calcext:value-type="float">
            <text:p>243906</text:p>
          </table:table-cell>
          <table:table-cell office:value-type="float" office:value="25248.44" calcext:value-type="float">
            <text:p>25248,44</text:p>
          </table:table-cell>
          <table:table-cell table:formula="of:=([.F37]-[.$F$11])/([.$F$16]-[.$F$11])" office:value-type="float" office:value="0.0845162271940495" calcext:value-type="float">
            <text:p>0,0845162271940495</text:p>
          </table:table-cell>
          <table:table-cell table:formula="of:=([.G37]-[.$G$20])/([.$G$4]-[.$G$20])" office:value-type="float" office:value="0.242773156986463" calcext:value-type="float">
            <text:p>0,242773156986463</text:p>
          </table:table-cell>
          <table:table-cell table:formula="of:=[.H37]*0.5 +[.I37]*0.5" office:value-type="float" office:value="0.163644692090256" calcext:value-type="float">
            <text:p>0,163644692090256</text:p>
          </table:table-cell>
          <table:table-cell table:number-columns-repeated="10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5" office:value-type="string" calcext:value-type="string">
            <text:p>BA</text:p>
          </table:table-cell>
          <table:table-cell table:style-name="ce5" office:value-type="string" calcext:value-type="string">
            <text:p>Salvador</text:p>
          </table:table-cell>
          <table:table-cell table:style-name="ce5" office:value-type="string" calcext:value-type="string">
            <text:p>-12.905865580626957</text:p>
          </table:table-cell>
          <table:table-cell table:style-name="ce5" office:value-type="string" calcext:value-type="string">
            <text:p>-38.43601018080678</text:p>
          </table:table-cell>
          <table:table-cell table:style-name="ce3" office:value-type="float" office:value="2564204" calcext:value-type="float">
            <text:p>2564204</text:p>
          </table:table-cell>
          <table:table-cell table:style-name="ce3" office:value-type="float" office:value="21706.06" calcext:value-type="float">
            <text:p>21706,06</text:p>
          </table:table-cell>
          <table:table-cell table:formula="of:=([.F38]-[.$F$11])/([.$F$16]-[.$F$11])" office:value-type="float" office:value="0.994400616132217" calcext:value-type="float">
            <text:p>0,994400616132217</text:p>
          </table:table-cell>
          <table:table-cell table:formula="of:=([.G38]-[.$G$20])/([.$G$4]-[.$G$20])" office:value-type="float" office:value="0.175395723874978" calcext:value-type="float">
            <text:p>0,175395723874978</text:p>
          </table:table-cell>
          <table:table-cell table:formula="of:=[.H38]*0.5 +[.I38]*0.5" office:value-type="float" office:value="0.584898170003598" calcext:value-type="float">
            <text:p>0,584898170003598</text:p>
          </table:table-cell>
          <table:table-cell table:number-columns-repeated="1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Barreiras</text:p>
          </table:table-cell>
          <table:table-cell table:number-columns-repeated="2"/>
          <table:table-cell office:value-type="float" office:value="171634" calcext:value-type="float">
            <text:p>171634</text:p>
          </table:table-cell>
          <table:table-cell office:value-type="float" office:value="44221.63" calcext:value-type="float">
            <text:p>44221,63</text:p>
          </table:table-cell>
          <table:table-cell table:formula="of:=([.F39]-[.$F$11])/([.$F$16]-[.$F$11])" office:value-type="float" office:value="0.0561754000428218" calcext:value-type="float">
            <text:p>0,0561754000428218</text:p>
          </table:table-cell>
          <table:table-cell table:formula="of:=([.G39]-[.$G$20])/([.$G$4]-[.$G$20])" office:value-type="float" office:value="0.603650544544126" calcext:value-type="float">
            <text:p>0,603650544544126</text:p>
          </table:table-cell>
          <table:table-cell table:formula="of:=[.H39]*0.5 +[.I39]*0.5" office:value-type="float" office:value="0.329912972293474" calcext:value-type="float">
            <text:p>0,329912972293474</text:p>
          </table:table-cell>
          <table:table-cell table:number-columns-repeated="1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<text:s/>Feira de Santana</text:p>
          </table:table-cell>
          <table:table-cell table:number-columns-repeated="2"/>
          <table:table-cell office:value-type="float" office:value="660806" calcext:value-type="float">
            <text:p>660806</text:p>
          </table:table-cell>
          <table:table-cell office:value-type="float" office:value="27691.08" calcext:value-type="float">
            <text:p>27691,08</text:p>
          </table:table-cell>
          <table:table-cell table:formula="of:=([.F40]-[.$F$11])/([.$F$16]-[.$F$11])" office:value-type="float" office:value="0.247999883926212" calcext:value-type="float">
            <text:p>0,247999883926212</text:p>
          </table:table-cell>
          <table:table-cell table:formula="of:=([.G40]-[.$G$20])/([.$G$4]-[.$G$20])" office:value-type="float" office:value="0.289233111371775" calcext:value-type="float">
            <text:p>0,289233111371775</text:p>
          </table:table-cell>
          <table:table-cell table:formula="of:=[.H40]*0.5 +[.I40]*0.5" office:value-type="float" office:value="0.268616497648993" calcext:value-type="float">
            <text:p>0,268616497648993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<text:s/>Guanambi</text:p>
          </table:table-cell>
          <table:table-cell table:number-columns-repeated="2"/>
          <table:table-cell office:value-type="float" office:value="93488" calcext:value-type="float">
            <text:p>93488</text:p>
          </table:table-cell>
          <table:table-cell office:value-type="float" office:value="19386.67" calcext:value-type="float">
            <text:p>19386,67</text:p>
          </table:table-cell>
          <table:table-cell table:formula="of:=([.F41]-[.$F$11])/([.$F$16]-[.$F$11])" office:value-type="float" office:value="0.0255311356173204" calcext:value-type="float">
            <text:p>0,0255311356173204</text:p>
          </table:table-cell>
          <table:table-cell table:formula="of:=([.G41]-[.$G$20])/([.$G$4]-[.$G$20])" office:value-type="float" office:value="0.131280031999897" calcext:value-type="float">
            <text:p>0,131280031999897</text:p>
          </table:table-cell>
          <table:table-cell table:formula="of:=[.H41]*0.5 +[.I41]*0.5" office:value-type="float" office:value="0.0784055838086085" calcext:value-type="float">
            <text:p>0,0784055838086085</text:p>
          </table:table-cell>
          <table:table-cell table:number-columns-repeated="1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<text:s/>Ilhéus</text:p>
          </table:table-cell>
          <table:table-cell table:number-columns-repeated="2"/>
          <table:table-cell office:value-type="float" office:value="189149" calcext:value-type="float">
            <text:p>189149</text:p>
          </table:table-cell>
          <table:table-cell office:value-type="float" office:value="32756" calcext:value-type="float">
            <text:p>32756</text:p>
          </table:table-cell>
          <table:table-cell table:formula="of:=([.F42]-[.$F$11])/([.$F$16]-[.$F$11])" office:value-type="float" office:value="0.0630437527596935" calcext:value-type="float">
            <text:p>0,0630437527596935</text:p>
          </table:table-cell>
          <table:table-cell table:formula="of:=([.G42]-[.$G$20])/([.$G$4]-[.$G$20])" office:value-type="float" office:value="0.385569842189764" calcext:value-type="float">
            <text:p>0,385569842189764</text:p>
          </table:table-cell>
          <table:table-cell table:formula="of:=[.H42]*0.5 +[.I42]*0.5" office:value-type="float" office:value="0.224306797474729" calcext:value-type="float">
            <text:p>0,224306797474729</text:p>
          </table:table-cell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<text:s/>Irecê</text:p>
          </table:table-cell>
          <table:table-cell table:number-columns-repeated="2"/>
          <table:table-cell office:value-type="float" office:value="78781" calcext:value-type="float">
            <text:p>78781</text:p>
          </table:table-cell>
          <table:table-cell office:value-type="float" office:value="20694.32" calcext:value-type="float">
            <text:p>20694,32</text:p>
          </table:table-cell>
          <table:table-cell table:formula="of:=([.F43]-[.$F$11])/([.$F$16]-[.$F$11])" office:value-type="float" office:value="0.0197639153257399" calcext:value-type="float">
            <text:p>0,0197639153257399</text:p>
          </table:table-cell>
          <table:table-cell table:formula="of:=([.G43]-[.$G$20])/([.$G$4]-[.$G$20])" office:value-type="float" office:value="0.156152039070915" calcext:value-type="float">
            <text:p>0,156152039070915</text:p>
          </table:table-cell>
          <table:table-cell table:formula="of:=[.H43]*0.5 +[.I43]*0.5" office:value-type="float" office:value="0.0879579771983275" calcext:value-type="float">
            <text:p>0,0879579771983275</text:p>
          </table:table-cell>
          <table:table-cell table:number-columns-repeated="1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<text:s/>Itabuna</text:p>
          </table:table-cell>
          <table:table-cell table:number-columns-repeated="2"/>
          <table:table-cell office:value-type="float" office:value="196344" calcext:value-type="float">
            <text:p>196344</text:p>
          </table:table-cell>
          <table:table-cell office:value-type="float" office:value="19618.7" calcext:value-type="float">
            <text:p>19618,7</text:p>
          </table:table-cell>
          <table:table-cell table:formula="of:=([.F44]-[.$F$11])/([.$F$16]-[.$F$11])" office:value-type="float" office:value="0.0658652085289137" calcext:value-type="float">
            <text:p>0,0658652085289137</text:p>
          </table:table-cell>
          <table:table-cell table:formula="of:=([.G44]-[.$G$20])/([.$G$4]-[.$G$20])" office:value-type="float" office:value="0.135693332042483" calcext:value-type="float">
            <text:p>0,135693332042483</text:p>
          </table:table-cell>
          <table:table-cell table:formula="of:=[.H44]*0.5 +[.I44]*0.5" office:value-type="float" office:value="0.100779270285698" calcext:value-type="float">
            <text:p>0,100779270285698</text:p>
          </table:table-cell>
          <table:table-cell table:number-columns-repeated="1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<text:s/>Juazeiro</text:p>
          </table:table-cell>
          <table:table-cell table:number-columns-repeated="2"/>
          <table:table-cell office:value-type="float" office:value="256122" calcext:value-type="float">
            <text:p>256122</text:p>
          </table:table-cell>
          <table:table-cell office:value-type="float" office:value="23601.32" calcext:value-type="float">
            <text:p>23601,32</text:p>
          </table:table-cell>
          <table:table-cell table:formula="of:=([.F45]-[.$F$11])/([.$F$16]-[.$F$11])" office:value-type="float" office:value="0.0893066238134788" calcext:value-type="float">
            <text:p>0,0893066238134788</text:p>
          </table:table-cell>
          <table:table-cell table:formula="of:=([.G45]-[.$G$20])/([.$G$4]-[.$G$20])" office:value-type="float" office:value="0.211444299657043" calcext:value-type="float">
            <text:p>0,211444299657043</text:p>
          </table:table-cell>
          <table:table-cell table:formula="of:=[.H45]*0.5 +[.I45]*0.5" office:value-type="float" office:value="0.150375461735261" calcext:value-type="float">
            <text:p>0,150375461735261</text:p>
          </table:table-cell>
          <table:table-cell table:number-columns-repeated="1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<text:s/>Paulo Afonso</text:p>
          </table:table-cell>
          <table:table-cell table:number-columns-repeated="2"/>
          <table:table-cell office:value-type="float" office:value="119418" calcext:value-type="float">
            <text:p>119418</text:p>
          </table:table-cell>
          <table:table-cell office:value-type="float" office:value="33262.53" calcext:value-type="float">
            <text:p>33262,53</text:p>
          </table:table-cell>
          <table:table-cell table:formula="of:=([.F46]-[.$F$11])/([.$F$16]-[.$F$11])" office:value-type="float" office:value="0.0356993563394719" calcext:value-type="float">
            <text:p>0,0356993563394719</text:p>
          </table:table-cell>
          <table:table-cell table:formula="of:=([.G46]-[.$G$20])/([.$G$4]-[.$G$20])" office:value-type="float" office:value="0.395204238046211" calcext:value-type="float">
            <text:p>0,395204238046211</text:p>
          </table:table-cell>
          <table:table-cell table:formula="of:=[.H46]*0.5 +[.I46]*0.5" office:value-type="float" office:value="0.215451797192841" calcext:value-type="float">
            <text:p>0,215451797192841</text:p>
          </table:table-cell>
          <table:table-cell table:number-columns-repeated="1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<text:s/>Santo Antônio de Jesus</text:p>
          </table:table-cell>
          <table:table-cell table:number-columns-repeated="2"/>
          <table:table-cell office:value-type="float" office:value="109791" calcext:value-type="float">
            <text:p>109791</text:p>
          </table:table-cell>
          <table:table-cell office:value-type="float" office:value="23746.79" calcext:value-type="float">
            <text:p>23746,79</text:p>
          </table:table-cell>
          <table:table-cell table:formula="of:=([.F47]-[.$F$11])/([.$F$16]-[.$F$11])" office:value-type="float" office:value="0.0319242132275493" calcext:value-type="float">
            <text:p>0,0319242132275493</text:p>
          </table:table-cell>
          <table:table-cell table:formula="of:=([.G47]-[.$G$20])/([.$G$4]-[.$G$20])" office:value-type="float" office:value="0.214211195132607" calcext:value-type="float">
            <text:p>0,214211195132607</text:p>
          </table:table-cell>
          <table:table-cell table:formula="of:=[.H47]*0.5 +[.I47]*0.5" office:value-type="float" office:value="0.123067704180078" calcext:value-type="float">
            <text:p>0,123067704180078</text:p>
          </table:table-cell>
          <table:table-cell table:number-columns-repeated="1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<text:s/>Vitória da Conquista</text:p>
          </table:table-cell>
          <table:table-cell table:number-columns-repeated="2"/>
          <table:table-cell office:value-type="float" office:value="396613" calcext:value-type="float">
            <text:p>396613</text:p>
          </table:table-cell>
          <table:table-cell office:value-type="float" office:value="23907.93" calcext:value-type="float">
            <text:p>23907,93</text:p>
          </table:table-cell>
          <table:table-cell table:formula="of:=([.F48]-[.$F$11])/([.$F$16]-[.$F$11])" office:value-type="float" office:value="0.144398929925156" calcext:value-type="float">
            <text:p>0,144398929925156</text:p>
          </table:table-cell>
          <table:table-cell table:formula="of:=([.G48]-[.$G$20])/([.$G$4]-[.$G$20])" office:value-type="float" office:value="0.21727614004862" calcext:value-type="float">
            <text:p>0,21727614004862</text:p>
          </table:table-cell>
          <table:table-cell table:formula="of:=[.H48]*0.5 +[.I48]*0.5" office:value-type="float" office:value="0.180837534986888" calcext:value-type="float">
            <text:p>0,180837534986888</text:p>
          </table:table-cell>
          <table:table-cell table:number-columns-repeated="1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ES</text:p>
          </table:table-cell>
          <table:table-cell table:style-name="ce19" office:value-type="string" calcext:value-type="string">
            <text:p>Colatina</text:p>
          </table:table-cell>
          <table:table-cell table:number-columns-repeated="2"/>
          <table:table-cell office:value-type="float" office:value="129301" calcext:value-type="float">
            <text:p>129301</text:p>
          </table:table-cell>
          <table:table-cell office:value-type="float" office:value="35228.52" calcext:value-type="float">
            <text:p>35228,52</text:p>
          </table:table-cell>
          <table:table-cell table:formula="of:=([.F49]-[.$F$11])/([.$F$16]-[.$F$11])" office:value-type="float" office:value="0.0395748875927316" calcext:value-type="float">
            <text:p>0,0395748875927316</text:p>
          </table:table-cell>
          <table:table-cell table:formula="of:=([.G49]-[.$G$20])/([.$G$4]-[.$G$20])" office:value-type="float" office:value="0.432598125693174" calcext:value-type="float">
            <text:p>0,432598125693174</text:p>
          </table:table-cell>
          <table:table-cell table:formula="of:=[.H49]*0.5 +[.I49]*0.5" office:value-type="float" office:value="0.236086506642953" calcext:value-type="float">
            <text:p>0,236086506642953</text:p>
          </table:table-cell>
          <table:table-cell table:number-columns-repeated="1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<text:s/>São Mateus</text:p>
          </table:table-cell>
          <table:table-cell table:number-columns-repeated="2"/>
          <table:table-cell office:value-type="float" office:value="134423" calcext:value-type="float">
            <text:p>134423</text:p>
          </table:table-cell>
          <table:table-cell office:value-type="float" office:value="21894.57" calcext:value-type="float">
            <text:p>21894,57</text:p>
          </table:table-cell>
          <table:table-cell table:formula="of:=([.F50]-[.$F$11])/([.$F$16]-[.$F$11])" office:value-type="float" office:value="0.0415834347018276" calcext:value-type="float">
            <text:p>0,0415834347018276</text:p>
          </table:table-cell>
          <table:table-cell table:formula="of:=([.G50]-[.$G$20])/([.$G$4]-[.$G$20])" office:value-type="float" office:value="0.178981256741538" calcext:value-type="float">
            <text:p>0,178981256741538</text:p>
          </table:table-cell>
          <table:table-cell table:formula="of:=[.H50]*0.5 +[.I50]*0.5" office:value-type="float" office:value="0.110282345721683" calcext:value-type="float">
            <text:p>0,110282345721683</text:p>
          </table:table-cell>
          <table:table-cell table:number-columns-repeated="10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MG</text:p>
          </table:table-cell>
          <table:table-cell table:style-name="ce1" office:value-type="string" calcext:value-type="string">
            <text:p>Governador Valadares</text:p>
          </table:table-cell>
          <table:table-cell table:number-columns-repeated="2"/>
          <table:table-cell office:value-type="float" office:value="266561" calcext:value-type="float">
            <text:p>266561</text:p>
          </table:table-cell>
          <table:table-cell office:value-type="float" office:value="26165.06" calcext:value-type="float">
            <text:p>26165,06</text:p>
          </table:table-cell>
          <table:table-cell table:formula="of:=([.F51]-[.$F$11])/([.$F$16]-[.$F$11])" office:value-type="float" office:value="0.093400185561205" calcext:value-type="float">
            <text:p>0,093400185561205</text:p>
          </table:table-cell>
          <table:table-cell table:formula="of:=([.G51]-[.$G$20])/([.$G$4]-[.$G$20])" office:value-type="float" office:value="0.260207622723807" calcext:value-type="float">
            <text:p>0,260207622723807</text:p>
          </table:table-cell>
          <table:table-cell table:formula="of:=[.H51]*0.5 +[.I51]*0.5" office:value-type="float" office:value="0.176803904142506" calcext:value-type="float">
            <text:p>0,176803904142506</text:p>
          </table:table-cell>
          <table:table-cell table:number-columns-repeated="1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<text:s/>Montes Claros</text:p>
          </table:table-cell>
          <table:table-cell table:number-columns-repeated="2"/>
          <table:table-cell office:value-type="float" office:value="437601" calcext:value-type="float">
            <text:p>437601</text:p>
          </table:table-cell>
          <table:table-cell office:value-type="float" office:value="25870.23" calcext:value-type="float">
            <text:p>25870,23</text:p>
          </table:table-cell>
          <table:table-cell table:formula="of:=([.F52]-[.$F$11])/([.$F$16]-[.$F$11])" office:value-type="float" office:value="0.160472012492049" calcext:value-type="float">
            <text:p>0,160472012492049</text:p>
          </table:table-cell>
          <table:table-cell table:formula="of:=([.G52]-[.$G$20])/([.$G$4]-[.$G$20])" office:value-type="float" office:value="0.254599842473167" calcext:value-type="float">
            <text:p>0,254599842473167</text:p>
          </table:table-cell>
          <table:table-cell table:formula="of:=[.H52]*0.5 +[.I52]*0.5" office:value-type="float" office:value="0.207535927482608" calcext:value-type="float">
            <text:p>0,207535927482608</text:p>
          </table:table-cell>
          <table:table-cell table:number-columns-repeated="1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<text:s/>Teófilo Otoni</text:p>
          </table:table-cell>
          <table:table-cell table:number-columns-repeated="2"/>
          <table:table-cell office:value-type="float" office:value="142851" calcext:value-type="float">
            <text:p>142851</text:p>
          </table:table-cell>
          <table:table-cell office:value-type="float" office:value="20893.97" calcext:value-type="float">
            <text:p>20893,97</text:p>
          </table:table-cell>
          <table:table-cell table:formula="of:=([.F53]-[.$F$11])/([.$F$16]-[.$F$11])" office:value-type="float" office:value="0.0448884005424097" calcext:value-type="float">
            <text:p>0,0448884005424097</text:p>
          </table:table-cell>
          <table:table-cell table:formula="of:=([.G53]-[.$G$20])/([.$G$4]-[.$G$20])" office:value-type="float" office:value="0.159949459031706" calcext:value-type="float">
            <text:p>0,159949459031706</text:p>
          </table:table-cell>
          <table:table-cell table:formula="of:=[.H53]*0.5 +[.I53]*0.5" office:value-type="float" office:value="0.102418929787058" calcext:value-type="float">
            <text:p>0,102418929787058</text:p>
          </table:table-cell>
          <table:table-cell table:number-columns-repeated="10"/>
        </table:table-row>
        <table:table-row table:style-name="ro1" table:number-rows-repeated="3">
          <table:table-cell table:number-columns-repeated="5"/>
          <table:table-cell table:style-name="Default" table:number-columns-repeated="2"/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number-columns-repeated="5"/>
          <table:table-cell table:style-name="Default" table:number-columns-repeated="5"/>
          <table:table-cell table:number-columns-repeated="10"/>
        </table:table-row>
        <table:table-row table:style-name="ro1">
          <table:table-cell table:number-columns-repeated="5"/>
          <table:table-cell table:style-name="Default" table:number-columns-repeated="5"/>
          <table:table-cell table:number-columns-repeated="3"/>
          <table:table-cell table:style-name="ce1"/>
          <table:table-cell table:number-columns-repeated="6"/>
        </table:table-row>
        <table:table-row table:style-name="ro1" table:number-rows-repeated="3">
          <table:table-cell table:number-columns-repeated="5"/>
          <table:table-cell table:style-name="Default" table:number-columns-repeated="5"/>
          <table:table-cell table:number-columns-repeated="10"/>
        </table:table-row>
        <table:table-row table:style-name="ro1">
          <table:table-cell table:number-columns-repeated="5"/>
          <table:table-cell table:style-name="Default" table:number-columns-repeated="5"/>
          <table:table-cell table:number-columns-repeated="2"/>
          <table:table-cell table:style-name="ce1"/>
          <table:table-cell table:number-columns-repeated="7"/>
        </table:table-row>
        <table:table-row table:style-name="ro1">
          <table:table-cell table:number-columns-repeated="5"/>
          <table:table-cell table:style-name="Default" table:number-columns-repeated="5"/>
          <table:table-cell table:number-columns-repeated="10"/>
        </table:table-row>
        <table:table-row table:style-name="ro1">
          <table:table-cell table:number-columns-repeated="4"/>
          <table:table-cell table:style-name="ce1"/>
          <table:table-cell table:style-name="Default" table:number-columns-repeated="5"/>
          <table:table-cell table:number-columns-repeated="10"/>
        </table:table-row>
      </table:table>
      <table:table table:name="distanciaG52" table:style-name="ta1">
        <table:table-column table:style-name="co1" table:number-columns-repeated="48" table:default-cell-style-name="Default"/>
        <table:table-column table:style-name="co10" table:default-cell-style-name="Default"/>
        <table:table-column table:style-name="co1" table:number-columns-repeated="3" table:default-cell-style-name="Default"/>
        <table:table-column table:style-name="co11" table:default-cell-style-name="Default"/>
        <table:table-column table:style-name="co1" table:default-cell-style-name="Default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Sao Luis</text:p>
          </table:table-cell>
          <table:table-cell table:style-name="ce1" office:value-type="string" calcext:value-type="string">
            <text:p>Bacabal</text:p>
          </table:table-cell>
          <table:table-cell table:style-name="ce1" office:value-type="string" calcext:value-type="string">
            <text:p>Balsas</text:p>
          </table:table-cell>
          <table:table-cell table:style-name="ce1" office:value-type="string" calcext:value-type="string">
            <text:p>Caxias</text:p>
          </table:table-cell>
          <table:table-cell table:style-name="ce1" office:value-type="string" calcext:value-type="string">
            <text:p>Imperatriz</text:p>
          </table:table-cell>
          <table:table-cell table:style-name="ce1" office:value-type="string" calcext:value-type="string">
            <text:p>Presidente Dutra</text:p>
          </table:table-cell>
          <table:table-cell table:style-name="ce1" office:value-type="string" calcext:value-type="string">
            <text:p>Santa Inês</text:p>
          </table:table-cell>
          <table:table-cell office:value-type="string" calcext:value-type="string">
            <text:p>Teresina</text:p>
          </table:table-cell>
          <table:table-cell table:style-name="ce1" office:value-type="string" calcext:value-type="string">
            <text:p>Bom Jesus</text:p>
          </table:table-cell>
          <table:table-cell table:style-name="ce1" office:value-type="string" calcext:value-type="string">
            <text:p>Corrente</text:p>
          </table:table-cell>
          <table:table-cell table:style-name="ce1" office:value-type="string" calcext:value-type="string">
            <text:p>Floriano</text:p>
          </table:table-cell>
          <table:table-cell table:style-name="ce1" office:value-type="string" calcext:value-type="string">
            <text:p>Parnaíba</text:p>
          </table:table-cell>
          <table:table-cell table:style-name="ce1" office:value-type="string" calcext:value-type="string">
            <text:p>Picos</text:p>
          </table:table-cell>
          <table:table-cell table:style-name="ce1" office:value-type="string" calcext:value-type="string">
            <text:p>São Raimundo Nonato</text:p>
          </table:table-cell>
          <table:table-cell office:value-type="string" calcext:value-type="string">
            <text:p>Fortaleza </text:p>
          </table:table-cell>
          <table:table-cell table:style-name="ce1" office:value-type="string" calcext:value-type="string">
            <text:p>Crateús</text:p>
          </table:table-cell>
          <table:table-cell office:value-type="string" calcext:value-type="string">
            <text:p><text:s/>Iguatu</text:p>
          </table:table-cell>
          <table:table-cell table:style-name="ce9" office:value-type="string" calcext:value-type="string">
            <text:p><text:s/>Juazeiro do Norte</text:p>
          </table:table-cell>
          <table:table-cell table:style-name="ce9" office:value-type="string" calcext:value-type="string">
            <text:p><text:s/>Quixadá </text:p>
          </table:table-cell>
          <table:table-cell table:style-name="ce10" office:value-type="string" calcext:value-type="string">
            <text:p>Sobral</text:p>
          </table:table-cell>
          <table:table-cell office:value-type="string" calcext:value-type="string">
            <text:p>João Pessoa</text:p>
          </table:table-cell>
          <table:table-cell table:style-name="ce1" office:value-type="string" calcext:value-type="string">
            <text:p>Cajazeiras</text:p>
          </table:table-cell>
          <table:table-cell office:value-type="string" calcext:value-type="string">
            <text:p><text:s/>Campina Grande</text:p>
          </table:table-cell>
          <table:table-cell table:style-name="ce6" office:value-type="string" calcext:value-type="string">
            <text:p><text:s/>Patos </text:p>
          </table:table-cell>
          <table:table-cell table:style-name="ce6" office:value-type="string" calcext:value-type="string">
            <text:p><text:s/>Sousa</text:p>
          </table:table-cell>
          <table:table-cell office:value-type="string" calcext:value-type="string">
            <text:p>Recife</text:p>
          </table:table-cell>
          <table:table-cell table:style-name="ce1" office:value-type="string" calcext:value-type="string">
            <text:p>Caruaru</text:p>
          </table:table-cell>
          <table:table-cell office:value-type="string" calcext:value-type="string">
            <text:p><text:s/>Petrolina</text:p>
          </table:table-cell>
          <table:table-cell office:value-type="string" calcext:value-type="string">
            <text:p><text:s/>Serra Talhada</text:p>
          </table:table-cell>
          <table:table-cell office:value-type="string" calcext:value-type="string">
            <text:p>Natal</text:p>
          </table:table-cell>
          <table:table-cell table:style-name="ce1" office:value-type="string" calcext:value-type="string">
            <text:p>Caicó</text:p>
          </table:table-cell>
          <table:table-cell office:value-type="string" calcext:value-type="string">
            <text:p><text:s/>Mossoró</text:p>
          </table:table-cell>
          <table:table-cell office:value-type="string" calcext:value-type="string">
            <text:p>Aracaju</text:p>
          </table:table-cell>
          <table:table-cell office:value-type="string" calcext:value-type="string">
            <text:p><text:s/>Itabaiana</text:p>
          </table:table-cell>
          <table:table-cell office:value-type="string" calcext:value-type="string">
            <text:p>Maceio</text:p>
          </table:table-cell>
          <table:table-cell table:style-name="ce1" office:value-type="string" calcext:value-type="string">
            <text:p>Arapiraca</text:p>
          </table:table-cell>
          <table:table-cell office:value-type="string" calcext:value-type="string">
            <text:p>Salvador</text:p>
          </table:table-cell>
          <table:table-cell table:style-name="ce1" office:value-type="string" calcext:value-type="string">
            <text:p>Barreiras</text:p>
          </table:table-cell>
          <table:table-cell office:value-type="string" calcext:value-type="string">
            <text:p><text:s/>Feira de Santana</text:p>
          </table:table-cell>
          <table:table-cell office:value-type="string" calcext:value-type="string">
            <text:p><text:s/>Guanambi</text:p>
          </table:table-cell>
          <table:table-cell office:value-type="string" calcext:value-type="string">
            <text:p><text:s/>Ilhéus</text:p>
          </table:table-cell>
          <table:table-cell office:value-type="string" calcext:value-type="string">
            <text:p><text:s/>Irecê</text:p>
          </table:table-cell>
          <table:table-cell office:value-type="string" calcext:value-type="string">
            <text:p><text:s/>Itabuna</text:p>
          </table:table-cell>
          <table:table-cell office:value-type="string" calcext:value-type="string">
            <text:p><text:s/>Juazeiro</text:p>
          </table:table-cell>
          <table:table-cell office:value-type="string" calcext:value-type="string">
            <text:p><text:s/>Paulo Afonso</text:p>
          </table:table-cell>
          <table:table-cell office:value-type="string" calcext:value-type="string">
            <text:p><text:s/>Santo Antônio de Jesus</text:p>
          </table:table-cell>
          <table:table-cell office:value-type="string" calcext:value-type="string">
            <text:p><text:s/>Vitória da Conquista</text:p>
          </table:table-cell>
          <table:table-cell table:style-name="ce19" office:value-type="string" calcext:value-type="string">
            <text:p>Colatina</text:p>
          </table:table-cell>
          <table:table-cell office:value-type="string" calcext:value-type="string">
            <text:p><text:s/>São Mateus</text:p>
          </table:table-cell>
          <table:table-cell table:style-name="ce1" office:value-type="string" calcext:value-type="string">
            <text:p>Governador Valadares</text:p>
          </table:table-cell>
          <table:table-cell office:value-type="string" calcext:value-type="string">
            <text:p><text:s/>Montes Claros</text:p>
          </table:table-cell>
          <table:table-cell office:value-type="string" calcext:value-type="string">
            <text:p><text:s/>Teófilo Oto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lvador</text:p>
          </table:table-cell>
          <table:table-cell office:value-type="float" office:value="1586" calcext:value-type="float">
            <text:p>1586</text:p>
          </table:table-cell>
          <table:table-cell office:value-type="float" office:value="1411" calcext:value-type="float">
            <text:p>1411</text:p>
          </table:table-cell>
          <table:table-cell office:value-type="float" office:value="1444" calcext:value-type="float">
            <text:p>1444</text:p>
          </table:table-cell>
          <table:table-cell office:value-type="float" office:value="1221" calcext:value-type="float">
            <text:p>1221</text:p>
          </table:table-cell>
          <table:table-cell office:value-type="float" office:value="1787" calcext:value-type="float">
            <text:p>1787</text:p>
          </table:table-cell>
          <table:table-cell office:value-type="float" office:value="1313" calcext:value-type="float">
            <text:p>1313</text:p>
          </table:table-cell>
          <table:table-cell office:value-type="float" office:value="1513" calcext:value-type="float">
            <text:p>1513</text:p>
          </table:table-cell>
          <table:table-cell office:value-type="float" office:value="1151" calcext:value-type="float">
            <text:p>1151</text:p>
          </table:table-cell>
          <table:table-cell office:value-type="float" office:value="1036" calcext:value-type="float">
            <text:p>1036</text:p>
          </table:table-cell>
          <table:table-cell office:value-type="float" office:value="1019" calcext:value-type="float">
            <text:p>1019</text:p>
          </table:table-cell>
          <table:table-cell office:value-type="float" office:value="1024" calcext:value-type="float">
            <text:p>1024</text:p>
          </table:table-cell>
          <table:table-cell office:value-type="float" office:value="1455" calcext:value-type="float">
            <text:p>1455</text:p>
          </table:table-cell>
          <table:table-cell office:value-type="float" office:value="839" calcext:value-type="float">
            <text:p>839</text:p>
          </table:table-cell>
          <table:table-cell office:value-type="float" office:value="814" calcext:value-type="float">
            <text:p>814</text:p>
          </table:table-cell>
          <table:table-cell office:value-type="float" office:value="1181" calcext:value-type="float">
            <text:p>1181</text:p>
          </table:table-cell>
          <table:table-cell office:value-type="float" office:value="1090" calcext:value-type="float">
            <text:p>1090</text:p>
          </table:table-cell>
          <table:table-cell office:value-type="float" office:value="876" calcext:value-type="float">
            <text:p>876</text:p>
          </table:table-cell>
          <table:table-cell office:value-type="float" office:value="731" calcext:value-type="float">
            <text:p>731</text:p>
          </table:table-cell>
          <table:table-cell office:value-type="float" office:value="1025" calcext:value-type="float">
            <text:p>1025</text:p>
          </table:table-cell>
          <table:table-cell office:value-type="float" office:value="1310" calcext:value-type="float">
            <text:p>1310</text:p>
          </table:table-cell>
          <table:table-cell office:value-type="float" office:value="925" calcext:value-type="float">
            <text:p>925</text:p>
          </table:table-cell>
          <table:table-cell office:value-type="float" office:value="783" calcext:value-type="float">
            <text:p>783</text:p>
          </table:table-cell>
          <table:table-cell office:value-type="float" office:value="847" calcext:value-type="float">
            <text:p>847</text:p>
          </table:table-cell>
          <table:table-cell office:value-type="float" office:value="870" calcext:value-type="float">
            <text:p>870</text:p>
          </table:table-cell>
          <table:table-cell office:value-type="float" office:value="825" calcext:value-type="float">
            <text:p>825</text:p>
          </table:table-cell>
          <table:table-cell office:value-type="float" office:value="811" calcext:value-type="float">
            <text:p>811</text:p>
          </table:table-cell>
          <table:table-cell office:value-type="float" office:value="736" calcext:value-type="float">
            <text:p>736</text:p>
          </table:table-cell>
          <table:table-cell office:value-type="float" office:value="510" calcext:value-type="float">
            <text:p>510</text:p>
          </table:table-cell>
          <table:table-cell office:value-type="float" office:value="672" calcext:value-type="float">
            <text:p>672</text:p>
          </table:table-cell>
          <table:table-cell office:value-type="float" office:value="1096" calcext:value-type="float">
            <text:p>1096</text:p>
          </table:table-cell>
          <table:table-cell office:value-type="float" office:value="968" calcext:value-type="float">
            <text:p>968</text:p>
          </table:table-cell>
          <table:table-cell office:value-type="float" office:value="1037" calcext:value-type="float">
            <text:p>1037</text:p>
          </table:table-cell>
          <table:table-cell office:value-type="float" office:value="329" calcext:value-type="float">
            <text:p>329</text:p>
          </table:table-cell>
          <table:table-cell office:value-type="float" office:value="363" calcext:value-type="float">
            <text:p>363</text:p>
          </table:table-cell>
          <table:table-cell office:value-type="float" office:value="587" calcext:value-type="float">
            <text:p>587</text:p>
          </table:table-cell>
          <table:table-cell office:value-type="float" office:value="484" calcext:value-type="float">
            <text:p>484</text:p>
          </table:table-cell>
          <table:table-cell office:value-type="float" office:value="0" calcext:value-type="float">
            <text:p>0</text:p>
          </table:table-cell>
          <table:table-cell office:value-type="float" office:value="864" calcext:value-type="float">
            <text:p>864</text:p>
          </table:table-cell>
          <table:table-cell office:value-type="float" office:value="116" calcext:value-type="float">
            <text:p>116</text:p>
          </table:table-cell>
          <table:table-cell office:value-type="float" office:value="677" calcext:value-type="float">
            <text:p>677</text:p>
          </table:table-cell>
          <table:table-cell office:value-type="float" office:value="454" calcext:value-type="float">
            <text:p>454</text:p>
          </table:table-cell>
          <table:table-cell office:value-type="float" office:value="479" calcext:value-type="float">
            <text:p>479</text:p>
          </table:table-cell>
          <table:table-cell office:value-type="float" office:value="437" calcext:value-type="float">
            <text:p>437</text:p>
          </table:table-cell>
          <table:table-cell office:value-type="float" office:value="508" calcext:value-type="float">
            <text:p>508</text:p>
          </table:table-cell>
          <table:table-cell office:value-type="float" office:value="469" calcext:value-type="float">
            <text:p>469</text:p>
          </table:table-cell>
          <table:table-cell office:value-type="float" office:value="194" calcext:value-type="float">
            <text:p>194</text:p>
          </table:table-cell>
          <table:table-cell office:value-type="float" office:value="517" calcext:value-type="float">
            <text:p>517</text:p>
          </table:table-cell>
          <table:table-cell office:value-type="float" office:value="1110" calcext:value-type="float">
            <text:p>1110</text:p>
          </table:table-cell>
          <table:table-cell office:value-type="float" office:value="956" calcext:value-type="float">
            <text:p>956</text:p>
          </table:table-cell>
          <table:table-cell office:value-type="float" office:value="1044" calcext:value-type="float">
            <text:p>1044</text:p>
          </table:table-cell>
          <table:table-cell office:value-type="float" office:value="984" calcext:value-type="float">
            <text:p>984</text:p>
          </table:table-cell>
          <table:table-cell office:value-type="float" office:value="907" calcext:value-type="float">
            <text:p>9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cife</text:p>
          </table:table-cell>
          <table:table-cell office:value-type="float" office:value="1563" calcext:value-type="float">
            <text:p>1563</text:p>
          </table:table-cell>
          <table:table-cell table:number-columns-repeated="2" office:value-type="float" office:value="1388" calcext:value-type="float">
            <text:p>1388</text:p>
          </table:table-cell>
          <table:table-cell office:value-type="float" office:value="1197" calcext:value-type="float">
            <text:p>1197</text:p>
          </table:table-cell>
          <table:table-cell office:value-type="float" office:value="1736" calcext:value-type="float">
            <text:p>1736</text:p>
          </table:table-cell>
          <table:table-cell office:value-type="float" office:value="1330" calcext:value-type="float">
            <text:p>1330</text:p>
          </table:table-cell>
          <table:table-cell office:value-type="float" office:value="1489" calcext:value-type="float">
            <text:p>1489</text:p>
          </table:table-cell>
          <table:table-cell office:value-type="float" office:value="1126" calcext:value-type="float">
            <text:p>1126</text:p>
          </table:table-cell>
          <table:table-cell office:value-type="float" office:value="1281" calcext:value-type="float">
            <text:p>1281</text:p>
          </table:table-cell>
          <table:table-cell office:value-type="float" office:value="1351" calcext:value-type="float">
            <text:p>1351</text:p>
          </table:table-cell>
          <table:table-cell office:value-type="float" office:value="1012" calcext:value-type="float">
            <text:p>1012</text:p>
          </table:table-cell>
          <table:table-cell office:value-type="float" office:value="1248" calcext:value-type="float">
            <text:p>1248</text:p>
          </table:table-cell>
          <table:table-cell office:value-type="float" office:value="815" calcext:value-type="float">
            <text:p>815</text:p>
          </table:table-cell>
          <table:table-cell office:value-type="float" office:value="1013" calcext:value-type="float">
            <text:p>1013</text:p>
          </table:table-cell>
          <table:table-cell office:value-type="float" office:value="777" calcext:value-type="float">
            <text:p>777</text:p>
          </table:table-cell>
          <table:table-cell office:value-type="float" office:value="909" calcext:value-type="float">
            <text:p>909</text:p>
          </table:table-cell>
          <table:table-cell office:value-type="float" office:value="672" calcext:value-type="float">
            <text:p>672</text:p>
          </table:table-cell>
          <table:table-cell office:value-type="float" office:value="597" calcext:value-type="float">
            <text:p>597</text:p>
          </table:table-cell>
          <table:table-cell office:value-type="float" office:value="750" calcext:value-type="float">
            <text:p>750</text:p>
          </table:table-cell>
          <table:table-cell office:value-type="float" office:value="1015" calcext:value-type="float">
            <text:p>1015</text:p>
          </table:table-cell>
          <table:table-cell office:value-type="float" office:value="116" calcext:value-type="float">
            <text:p>116</text:p>
          </table:table-cell>
          <table:table-cell office:value-type="float" office:value="546" calcext:value-type="float">
            <text:p>546</text:p>
          </table:table-cell>
          <table:table-cell office:value-type="float" office:value="201" calcext:value-type="float">
            <text:p>201</text:p>
          </table:table-cell>
          <table:table-cell office:value-type="float" office:value="377" calcext:value-type="float">
            <text:p>377</text:p>
          </table:table-cell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714" calcext:value-type="float">
            <text:p>714</text:p>
          </table:table-cell>
          <table:table-cell office:value-type="float" office:value="414" calcext:value-type="float">
            <text:p>414</text:p>
          </table:table-cell>
          <table:table-cell office:value-type="float" office:value="287" calcext:value-type="float">
            <text:p>287</text:p>
          </table:table-cell>
          <table:table-cell office:value-type="float" office:value="390" calcext:value-type="float">
            <text:p>390</text:p>
          </table:table-cell>
          <table:table-cell office:value-type="float" office:value="535" calcext:value-type="float">
            <text:p>535</text:p>
          </table:table-cell>
          <table:table-cell office:value-type="float" office:value="500" calcext:value-type="float">
            <text:p>500</text:p>
          </table:table-cell>
          <table:table-cell office:value-type="float" office:value="534" calcext:value-type="float">
            <text:p>534</text:p>
          </table:table-cell>
          <table:table-cell office:value-type="float" office:value="259" calcext:value-type="float">
            <text:p>259</text:p>
          </table:table-cell>
          <table:table-cell office:value-type="float" office:value="352" calcext:value-type="float">
            <text:p>352</text:p>
          </table:table-cell>
          <table:table-cell office:value-type="float" office:value="806" calcext:value-type="float">
            <text:p>806</text:p>
          </table:table-cell>
          <table:table-cell office:value-type="float" office:value="1539" calcext:value-type="float">
            <text:p>1539</text:p>
          </table:table-cell>
          <table:table-cell office:value-type="float" office:value="793" calcext:value-type="float">
            <text:p>793</text:p>
          </table:table-cell>
          <table:table-cell office:value-type="float" office:value="1352" calcext:value-type="float">
            <text:p>1352</text:p>
          </table:table-cell>
          <table:table-cell office:value-type="float" office:value="1132" calcext:value-type="float">
            <text:p>1132</text:p>
          </table:table-cell>
          <table:table-cell office:value-type="float" office:value="1145" calcext:value-type="float">
            <text:p>1145</text:p>
          </table:table-cell>
          <table:table-cell office:value-type="float" office:value="1115" calcext:value-type="float">
            <text:p>1115</text:p>
          </table:table-cell>
          <table:table-cell office:value-type="float" office:value="719" calcext:value-type="float">
            <text:p>719</text:p>
          </table:table-cell>
          <table:table-cell office:value-type="float" office:value="448" calcext:value-type="float">
            <text:p>448</text:p>
          </table:table-cell>
          <table:table-cell office:value-type="float" office:value="872" calcext:value-type="float">
            <text:p>872</text:p>
          </table:table-cell>
          <table:table-cell office:value-type="float" office:value="1193" calcext:value-type="float">
            <text:p>1193</text:p>
          </table:table-cell>
          <table:table-cell office:value-type="float" office:value="1785" calcext:value-type="float">
            <text:p>1785</text:p>
          </table:table-cell>
          <table:table-cell office:value-type="float" office:value="1630" calcext:value-type="float">
            <text:p>1630</text:p>
          </table:table-cell>
          <table:table-cell office:value-type="float" office:value="1719" calcext:value-type="float">
            <text:p>1719</text:p>
          </table:table-cell>
          <table:table-cell office:value-type="float" office:value="1659" calcext:value-type="float">
            <text:p>1659</text:p>
          </table:table-cell>
          <table:table-cell office:value-type="float" office:value="1582" calcext:value-type="float">
            <text:p>15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2">00/00/0000</text:date>, <text:time style:data-style-name="N2" text:time-value="09:19:15.45342602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1T12:11:22.455023916</meta:creation-date>
    <meta:editing-duration>PT2H55M56S</meta:editing-duration>
    <meta:editing-cycles>9</meta:editing-cycles>
    <meta:generator>LibreOffice/24.2.7.2$Linux_X86_64 LibreOffice_project/420$Build-2</meta:generator>
    <dc:date>2025-09-02T11:07:10.024546979</dc:date>
    <meta:document-statistic meta:table-count="4" meta:cell-count="739" meta:object-count="0"/>
  </office:meta>
</office:document-meta>
</file>